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2.036cm"/>
    </style:style>
    <style:style style:name="Таблица1.B" style:family="table-column">
      <style:table-column-properties style:column-width="3.309cm"/>
    </style:style>
    <style:style style:name="Таблица1.C" style:family="table-column">
      <style:table-column-properties style:column-width="2.697cm"/>
    </style:style>
    <style:style style:name="Таблица1.D" style:family="table-column">
      <style:table-column-properties style:column-width="2.173cm"/>
    </style:style>
    <style:style style:name="Таблица1.E" style:family="table-column">
      <style:table-column-properties style:column-width="2.009cm"/>
    </style:style>
    <style:style style:name="Таблица1.G" style:family="table-column">
      <style:table-column-properties style:column-width="1.801cm"/>
    </style:style>
    <style:style style:name="Таблица1.H" style:family="table-column">
      <style:table-column-properties style:column-width="1.967cm"/>
    </style:style>
    <style:style style:name="Таблица1.1" style:family="table-row">
      <style:table-row-properties style:min-row-height="0.549cm"/>
    </style:style>
    <style:style style:name="Таблица1.A1" style:family="table-cell">
      <style:table-cell-properties style:vertical-align="middle" fo:padding="0.049cm" fo:border="none"/>
    </style:style>
    <style:style style:name="Таблица1.A2" style:family="table-cell" style:data-style-name="N0">
      <style:table-cell-properties style:vertical-align="middle" fo:padding="0.049cm" fo:border="none"/>
    </style:style>
    <style:style style:name="Таблица1.B2" style:family="table-cell" style:data-style-name="N107">
      <style:table-cell-properties style:vertical-align="middle" fo:padding="0.049cm" fo:border="none"/>
    </style:style>
    <style:style style:name="Таблица1.E2" style:family="table-cell" style:data-style-name="N1">
      <style:table-cell-properties style:vertical-align="middle" fo:padding="0.049cm" fo:border="none"/>
    </style:style>
    <style:style style:name="Таблица1.F2" style:family="table-cell" style:data-style-name="N108">
      <style:table-cell-properties style:vertical-align="middle" fo:padding="0.049cm" fo:border="none"/>
    </style:style>
    <style:style style:name="Таблица1.H2" style:family="table-cell" style:data-style-name="N109">
      <style:table-cell-properties style:vertical-align="middle" fo:padding="0.049cm" fo:border="none"/>
    </style:style>
    <style:style style:name="Таблица1.D10" style:family="table-cell" style:data-style-name="N3">
      <style:table-cell-properties style:vertical-align="middle" fo:padding="0.049cm" fo:border="none"/>
    </style:style>
    <style:style style:name="Таблица2" style:family="table">
      <style:table-properties style:width="18cm" table:align="left"/>
    </style:style>
    <style:style style:name="Таблица2.A" style:family="table-column">
      <style:table-column-properties style:column-width="2.032cm"/>
    </style:style>
    <style:style style:name="Таблица2.B" style:family="table-column">
      <style:table-column-properties style:column-width="3.309cm"/>
    </style:style>
    <style:style style:name="Таблица2.C" style:family="table-column">
      <style:table-column-properties style:column-width="2.693cm"/>
    </style:style>
    <style:style style:name="Таблица2.D" style:family="table-column">
      <style:table-column-properties style:column-width="2.171cm"/>
    </style:style>
    <style:style style:name="Таблица2.E" style:family="table-column">
      <style:table-column-properties style:column-width="2.051cm"/>
    </style:style>
    <style:style style:name="Таблица2.F" style:family="table-column">
      <style:table-column-properties style:column-width="2.006cm"/>
    </style:style>
    <style:style style:name="Таблица2.G" style:family="table-column">
      <style:table-column-properties style:column-width="1.796cm"/>
    </style:style>
    <style:style style:name="Таблица2.H" style:family="table-column">
      <style:table-column-properties style:column-width="1.942cm"/>
    </style:style>
    <style:style style:name="Таблица2.1" style:family="table-row">
      <style:table-row-properties style:min-row-height="0.549cm"/>
    </style:style>
    <style:style style:name="Таблица2.A1" style:family="table-cell">
      <style:table-cell-properties style:vertical-align="middle" fo:padding="0.049cm" fo:border="none"/>
    </style:style>
    <style:style style:name="Таблица2.A2" style:family="table-cell" style:data-style-name="N0">
      <style:table-cell-properties style:vertical-align="middle" fo:padding="0.049cm" fo:border="none"/>
    </style:style>
    <style:style style:name="Таблица2.B2" style:family="table-cell" style:data-style-name="N107">
      <style:table-cell-properties style:vertical-align="middle" fo:padding="0.049cm" fo:border="none"/>
    </style:style>
    <style:style style:name="Таблица2.E2" style:family="table-cell" style:data-style-name="N3">
      <style:table-cell-properties style:vertical-align="middle" fo:padding="0.049cm" fo:border="none"/>
    </style:style>
    <style:style style:name="Таблица2.F2" style:family="table-cell" style:data-style-name="N108">
      <style:table-cell-properties style:vertical-align="middle" fo:padding="0.049cm" fo:border="none"/>
    </style:style>
    <style:style style:name="Таблица2.H2" style:family="table-cell" style:data-style-name="N109">
      <style:table-cell-properties style:vertical-align="middle" fo:padding="0.049cm" fo:border="none"/>
    </style:style>
    <style:style style:name="Таблица2.E22" style:family="table-cell" style:data-style-name="N4">
      <style:table-cell-properties style:vertical-align="middle" fo:padding="0.049cm" fo:border="none"/>
    </style:style>
    <style:style style:name="Таблица3" style:family="table">
      <style:table-properties style:width="18cm" table:align="left"/>
    </style:style>
    <style:style style:name="Таблица3.A" style:family="table-column">
      <style:table-column-properties style:column-width="3.097cm"/>
    </style:style>
    <style:style style:name="Таблица3.B" style:family="table-column">
      <style:table-column-properties style:column-width="2.055cm"/>
    </style:style>
    <style:style style:name="Таблица3.C" style:family="table-column">
      <style:table-column-properties style:column-width="2.066cm"/>
    </style:style>
    <style:style style:name="Таблица3.D" style:family="table-column">
      <style:table-column-properties style:column-width="2.201cm"/>
    </style:style>
    <style:style style:name="Таблица3.E" style:family="table-column">
      <style:table-column-properties style:column-width="2.595cm"/>
    </style:style>
    <style:style style:name="Таблица3.F" style:family="table-column">
      <style:table-column-properties style:column-width="2.016cm"/>
    </style:style>
    <style:style style:name="Таблица3.G" style:family="table-column">
      <style:table-column-properties style:column-width="1.9cm"/>
    </style:style>
    <style:style style:name="Таблица3.H" style:family="table-column">
      <style:table-column-properties style:column-width="2.071cm"/>
    </style:style>
    <style:style style:name="Таблица3.1" style:family="table-row">
      <style:table-row-properties style:min-row-height="0.76cm"/>
    </style:style>
    <style:style style:name="Таблица3.A1" style:family="table-cell">
      <style:table-cell-properties style:vertical-align="middle" fo:padding="0.049cm" fo:border="none"/>
    </style:style>
    <style:style style:name="Таблица3.2" style:family="table-row">
      <style:table-row-properties style:min-row-height="0.549cm"/>
    </style:style>
    <style:style style:name="Таблица3.A2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Таблица3.A3" style:family="table-cell" style:data-style-name="N0">
      <style:table-cell-properties style:vertical-align="middle" fo:padding="0.049cm" fo:border="0.05pt solid #000000"/>
    </style:style>
    <style:style style:name="Таблица3.B3" style:family="table-cell" style:data-style-name="N107">
      <style:table-cell-properties style:vertical-align="middle" fo:padding="0.049cm" fo:border="0.05pt solid #000000"/>
    </style:style>
    <style:style style:name="Таблица3.C3" style:family="table-cell" style:data-style-name="N107">
      <style:table-cell-properties style:vertical-align="middle" fo:padding="0.049cm" fo:border="0.05pt solid #000000"/>
    </style:style>
    <style:style style:name="Таблица3.D3" style:family="table-cell" style:data-style-name="N107">
      <style:table-cell-properties style:vertical-align="middle" fo:padding="0.049cm" fo:border="0.05pt solid #000000"/>
    </style:style>
    <style:style style:name="Таблица3.E3" style:family="table-cell" style:data-style-name="N107">
      <style:table-cell-properties style:vertical-align="middle" fo:padding="0.049cm" fo:border="0.05pt solid #000000"/>
    </style:style>
    <style:style style:name="Таблица3.F3" style:family="table-cell" style:data-style-name="N107">
      <style:table-cell-properties style:vertical-align="middle" fo:padding="0.049cm" fo:border="0.05pt solid #000000"/>
    </style:style>
    <style:style style:name="Таблица3.G3" style:family="table-cell" style:data-style-name="N107">
      <style:table-cell-properties style:vertical-align="middle" fo:padding="0.049cm" fo:border="0.05pt solid #000000"/>
    </style:style>
    <style:style style:name="Таблица3.H3" style:family="table-cell" style:data-style-name="N4">
      <style:table-cell-properties style:vertical-align="middle" fo:padding="0.049cm" fo:border="0.05pt solid #000000"/>
    </style:style>
    <style:style style:name="Таблица3.A4" style:family="table-cell" style:data-style-name="N0">
      <style:table-cell-properties style:vertical-align="middle" fo:padding="0.049cm" fo:border="0.05pt solid #000000"/>
    </style:style>
    <style:style style:name="Таблица3.B4" style:family="table-cell" style:data-style-name="N107">
      <style:table-cell-properties style:vertical-align="middle" fo:padding="0.049cm" fo:border="0.05pt solid #000000"/>
    </style:style>
    <style:style style:name="Таблица3.C4" style:family="table-cell" style:data-style-name="N107">
      <style:table-cell-properties style:vertical-align="middle" fo:padding="0.049cm" fo:border="0.05pt solid #000000"/>
    </style:style>
    <style:style style:name="Таблица3.D4" style:family="table-cell" style:data-style-name="N107">
      <style:table-cell-properties style:vertical-align="middle" fo:padding="0.049cm" fo:border="0.05pt solid #000000"/>
    </style:style>
    <style:style style:name="Таблица3.E4" style:family="table-cell" style:data-style-name="N107">
      <style:table-cell-properties style:vertical-align="middle" fo:padding="0.049cm" fo:border="0.05pt solid #000000"/>
    </style:style>
    <style:style style:name="Таблица3.F4" style:family="table-cell" style:data-style-name="N107">
      <style:table-cell-properties style:vertical-align="middle" fo:padding="0.049cm" fo:border="0.05pt solid #000000"/>
    </style:style>
    <style:style style:name="Таблица3.G4" style:family="table-cell" style:data-style-name="N107">
      <style:table-cell-properties style:vertical-align="middle" fo:padding="0.049cm" fo:border="0.05pt solid #000000"/>
    </style:style>
    <style:style style:name="Таблица3.H4" style:family="table-cell" style:data-style-name="N4">
      <style:table-cell-properties style:vertical-align="middle" fo:padding="0.049cm" fo:border="0.05pt solid #000000"/>
    </style:style>
    <style:style style:name="Таблица3.A5" style:family="table-cell" style:data-style-name="N0">
      <style:table-cell-properties style:vertical-align="middle" fo:padding="0.049cm" fo:border="0.05pt solid #000000"/>
    </style:style>
    <style:style style:name="Таблица3.B5" style:family="table-cell" style:data-style-name="N110">
      <style:table-cell-properties style:vertical-align="middle" fo:padding="0.049cm" fo:border="0.05pt solid #000000"/>
    </style:style>
    <style:style style:name="Таблица3.C5" style:family="table-cell" style:data-style-name="N107">
      <style:table-cell-properties style:vertical-align="middle" fo:padding="0.049cm" fo:border="0.05pt solid #000000"/>
    </style:style>
    <style:style style:name="Таблица3.D5" style:family="table-cell" style:data-style-name="N107">
      <style:table-cell-properties style:vertical-align="middle" fo:padding="0.049cm" fo:border="0.05pt solid #000000"/>
    </style:style>
    <style:style style:name="Таблица3.E5" style:family="table-cell" style:data-style-name="N107">
      <style:table-cell-properties style:vertical-align="middle" fo:padding="0.049cm" fo:border="0.05pt solid #000000"/>
    </style:style>
    <style:style style:name="Таблица3.F5" style:family="table-cell" style:data-style-name="N107">
      <style:table-cell-properties style:vertical-align="middle" fo:padding="0.049cm" fo:border="0.05pt solid #000000"/>
    </style:style>
    <style:style style:name="Таблица3.G5" style:family="table-cell" style:data-style-name="N107">
      <style:table-cell-properties style:vertical-align="middle" fo:padding="0.049cm" fo:border="0.05pt solid #000000"/>
    </style:style>
    <style:style style:name="Таблица3.H5" style:family="table-cell" style:data-style-name="N4">
      <style:table-cell-properties style:vertical-align="middle" fo:padding="0.049cm" fo:border="0.05pt solid #000000"/>
    </style:style>
    <style:style style:name="Таблица3.A6" style:family="table-cell" style:data-style-name="N0">
      <style:table-cell-properties style:vertical-align="middle" fo:padding="0.049cm" fo:border="0.05pt solid #000000"/>
    </style:style>
    <style:style style:name="Таблица3.B6" style:family="table-cell" style:data-style-name="N0">
      <style:table-cell-properties style:vertical-align="middle" fo:padding="0.049cm" fo:border="0.05pt solid #000000"/>
    </style:style>
    <style:style style:name="Таблица3.C6" style:family="table-cell" style:data-style-name="N107">
      <style:table-cell-properties style:vertical-align="middle" fo:padding="0.049cm" fo:border="0.05pt solid #000000"/>
    </style:style>
    <style:style style:name="Таблица3.D6" style:family="table-cell" style:data-style-name="N107">
      <style:table-cell-properties style:vertical-align="middle" fo:padding="0.049cm" fo:border="0.05pt solid #000000"/>
    </style:style>
    <style:style style:name="Таблица3.E6" style:family="table-cell" style:data-style-name="N107">
      <style:table-cell-properties style:vertical-align="middle" fo:padding="0.049cm" fo:border="0.05pt solid #000000"/>
    </style:style>
    <style:style style:name="Таблица3.F6" style:family="table-cell" style:data-style-name="N107">
      <style:table-cell-properties style:vertical-align="middle" fo:padding="0.049cm" fo:border="0.05pt solid #000000"/>
    </style:style>
    <style:style style:name="Таблица3.G6" style:family="table-cell" style:data-style-name="N107">
      <style:table-cell-properties style:vertical-align="middle" fo:padding="0.049cm" fo:border="0.05pt solid #000000"/>
    </style:style>
    <style:style style:name="Таблица3.H6" style:family="table-cell" style:data-style-name="N4">
      <style:table-cell-properties style:vertical-align="middle" fo:padding="0.049cm" fo:border="0.05pt solid #000000"/>
    </style:style>
    <style:style style:name="Таблица3.A7" style:family="table-cell" style:data-style-name="N0">
      <style:table-cell-properties style:vertical-align="middle" fo:padding="0.049cm" fo:border="0.05pt solid #000000"/>
    </style:style>
    <style:style style:name="Таблица3.B7" style:family="table-cell">
      <style:table-cell-properties style:vertical-align="middle" fo:padding="0.049cm" fo:border="0.05pt solid #000000"/>
    </style:style>
    <style:style style:name="Таблица3.C7" style:family="table-cell" style:data-style-name="N107">
      <style:table-cell-properties style:vertical-align="middle" fo:padding="0.049cm" fo:border="0.05pt solid #000000"/>
    </style:style>
    <style:style style:name="Таблица3.D7" style:family="table-cell" style:data-style-name="N107">
      <style:table-cell-properties style:vertical-align="middle" fo:padding="0.049cm" fo:border="0.05pt solid #000000"/>
    </style:style>
    <style:style style:name="Таблица3.E7" style:family="table-cell" style:data-style-name="N107">
      <style:table-cell-properties style:vertical-align="middle" fo:padding="0.049cm" fo:border="0.05pt solid #000000"/>
    </style:style>
    <style:style style:name="Таблица3.F7" style:family="table-cell" style:data-style-name="N107">
      <style:table-cell-properties style:vertical-align="middle" fo:padding="0.049cm" fo:border="0.05pt solid #000000"/>
    </style:style>
    <style:style style:name="Таблица3.G7" style:family="table-cell" style:data-style-name="N107">
      <style:table-cell-properties style:vertical-align="middle" fo:padding="0.049cm" fo:border="0.05pt solid #000000"/>
    </style:style>
    <style:style style:name="Таблица3.H7" style:family="table-cell" style:data-style-name="N4">
      <style:table-cell-properties style:vertical-align="middle" fo:padding="0.049cm" fo:border="0.05pt solid #000000"/>
    </style:style>
    <style:style style:name="Таблица3.A8" style:family="table-cell" style:data-style-name="N0">
      <style:table-cell-properties style:vertical-align="middle" fo:padding="0.049cm" fo:border="0.05pt solid #000000"/>
    </style:style>
    <style:style style:name="Таблица3.B8" style:family="table-cell" style:data-style-name="N0">
      <style:table-cell-properties style:vertical-align="middle" fo:padding="0.049cm" fo:border="0.05pt solid #000000"/>
    </style:style>
    <style:style style:name="Таблица3.C8" style:family="table-cell" style:data-style-name="N107">
      <style:table-cell-properties style:vertical-align="middle" fo:padding="0.049cm" fo:border="0.05pt solid #000000"/>
    </style:style>
    <style:style style:name="Таблица3.D8" style:family="table-cell" style:data-style-name="N107">
      <style:table-cell-properties style:vertical-align="middle" fo:padding="0.049cm" fo:border="0.05pt solid #000000"/>
    </style:style>
    <style:style style:name="Таблица3.E8" style:family="table-cell" style:data-style-name="N107">
      <style:table-cell-properties style:vertical-align="middle" fo:padding="0.049cm" fo:border="0.05pt solid #000000"/>
    </style:style>
    <style:style style:name="Таблица3.F8" style:family="table-cell" style:data-style-name="N107">
      <style:table-cell-properties style:vertical-align="middle" fo:padding="0.049cm" fo:border="0.05pt solid #000000"/>
    </style:style>
    <style:style style:name="Таблица3.G8" style:family="table-cell" style:data-style-name="N107">
      <style:table-cell-properties style:vertical-align="middle" fo:padding="0.049cm" fo:border="0.05pt solid #000000"/>
    </style:style>
    <style:style style:name="Таблица3.H8" style:family="table-cell" style:data-style-name="N4">
      <style:table-cell-properties style:vertical-align="middle" fo:padding="0.049cm" fo:border="0.05pt solid #000000"/>
    </style:style>
    <style:style style:name="Таблица3.A9" style:family="table-cell" style:data-style-name="N0">
      <style:table-cell-properties style:vertical-align="middle" fo:padding="0.049cm" fo:border="0.05pt solid #000000"/>
    </style:style>
    <style:style style:name="Таблица3.B9" style:family="table-cell">
      <style:table-cell-properties style:vertical-align="middle" fo:padding="0.049cm" fo:border="0.05pt solid #000000"/>
    </style:style>
    <style:style style:name="Таблица3.C9" style:family="table-cell" style:data-style-name="N107">
      <style:table-cell-properties style:vertical-align="middle" fo:padding="0.049cm" fo:border="0.05pt solid #000000"/>
    </style:style>
    <style:style style:name="Таблица3.D9" style:family="table-cell" style:data-style-name="N107">
      <style:table-cell-properties style:vertical-align="middle" fo:padding="0.049cm" fo:border="0.05pt solid #000000"/>
    </style:style>
    <style:style style:name="Таблица3.E9" style:family="table-cell" style:data-style-name="N107">
      <style:table-cell-properties style:vertical-align="middle" fo:padding="0.049cm" fo:border="0.05pt solid #000000"/>
    </style:style>
    <style:style style:name="Таблица3.F9" style:family="table-cell" style:data-style-name="N107">
      <style:table-cell-properties style:vertical-align="middle" fo:padding="0.049cm" fo:border="0.05pt solid #000000"/>
    </style:style>
    <style:style style:name="Таблица3.G9" style:family="table-cell" style:data-style-name="N107">
      <style:table-cell-properties style:vertical-align="middle" fo:padding="0.049cm" fo:border="0.05pt solid #000000"/>
    </style:style>
    <style:style style:name="Таблица3.H9" style:family="table-cell" style:data-style-name="N4">
      <style:table-cell-properties style:vertical-align="middle" fo:padding="0.049cm" fo:border="0.05pt solid #000000"/>
    </style:style>
    <style:style style:name="Таблица3.A10" style:family="table-cell" style:data-style-name="N0">
      <style:table-cell-properties style:vertical-align="middle" fo:padding="0.049cm" fo:border="0.05pt solid #000000"/>
    </style:style>
    <style:style style:name="Таблица3.B10" style:family="table-cell">
      <style:table-cell-properties style:vertical-align="middle" fo:padding="0.049cm" fo:border="0.05pt solid #000000"/>
    </style:style>
    <style:style style:name="Таблица3.C10" style:family="table-cell" style:data-style-name="N107">
      <style:table-cell-properties style:vertical-align="middle" fo:padding="0.049cm" fo:border="0.05pt solid #000000"/>
    </style:style>
    <style:style style:name="Таблица3.D10" style:family="table-cell" style:data-style-name="N107">
      <style:table-cell-properties style:vertical-align="middle" fo:padding="0.049cm" fo:border="0.05pt solid #000000"/>
    </style:style>
    <style:style style:name="Таблица3.E10" style:family="table-cell" style:data-style-name="N107">
      <style:table-cell-properties style:vertical-align="middle" fo:padding="0.049cm" fo:border="0.05pt solid #000000"/>
    </style:style>
    <style:style style:name="Таблица3.F10" style:family="table-cell" style:data-style-name="N107">
      <style:table-cell-properties style:vertical-align="middle" fo:padding="0.049cm" fo:border="0.05pt solid #000000"/>
    </style:style>
    <style:style style:name="Таблица3.G10" style:family="table-cell" style:data-style-name="N107">
      <style:table-cell-properties style:vertical-align="middle" fo:padding="0.049cm" fo:border="0.05pt solid #000000"/>
    </style:style>
    <style:style style:name="Таблица3.H10" style:family="table-cell" style:data-style-name="N4">
      <style:table-cell-properties style:vertical-align="middle" fo:padding="0.049cm" fo:border="0.05pt solid #000000"/>
    </style:style>
    <style:style style:name="Таблица3.A11" style:family="table-cell" style:data-style-name="N0">
      <style:table-cell-properties style:vertical-align="middle" fo:padding="0.049cm" fo:border="0.05pt solid #000000"/>
    </style:style>
    <style:style style:name="Таблица3.B11" style:family="table-cell" style:data-style-name="N107">
      <style:table-cell-properties style:vertical-align="middle" fo:padding="0.049cm" fo:border="0.05pt solid #000000"/>
    </style:style>
    <style:style style:name="Таблица3.C11" style:family="table-cell" style:data-style-name="N107">
      <style:table-cell-properties style:vertical-align="middle" fo:padding="0.049cm" fo:border="0.05pt solid #000000"/>
    </style:style>
    <style:style style:name="Таблица3.D11" style:family="table-cell" style:data-style-name="N107">
      <style:table-cell-properties style:vertical-align="middle" fo:padding="0.049cm" fo:border="0.05pt solid #000000"/>
    </style:style>
    <style:style style:name="Таблица3.E11" style:family="table-cell" style:data-style-name="N107">
      <style:table-cell-properties style:vertical-align="middle" fo:padding="0.049cm" fo:border="0.05pt solid #000000"/>
    </style:style>
    <style:style style:name="Таблица3.F11" style:family="table-cell" style:data-style-name="N107">
      <style:table-cell-properties style:vertical-align="middle" fo:padding="0.049cm" fo:border="0.05pt solid #000000"/>
    </style:style>
    <style:style style:name="Таблица3.G11" style:family="table-cell" style:data-style-name="N107">
      <style:table-cell-properties style:vertical-align="middle" fo:padding="0.049cm" fo:border="0.05pt solid #000000"/>
    </style:style>
    <style:style style:name="Таблица3.H11" style:family="table-cell" style:data-style-name="N4">
      <style:table-cell-properties style:vertical-align="middle" fo:padding="0.049cm" fo:border="0.05pt solid #000000"/>
    </style:style>
    <style:style style:name="Таблица3.A12" style:family="table-cell" style:data-style-name="N0">
      <style:table-cell-properties style:vertical-align="middle" fo:padding="0.049cm" fo:border="0.05pt solid #000000"/>
    </style:style>
    <style:style style:name="Таблица3.B12" style:family="table-cell" style:data-style-name="N0">
      <style:table-cell-properties style:vertical-align="middle" fo:padding="0.049cm" fo:border="0.05pt solid #000000"/>
    </style:style>
    <style:style style:name="Таблица3.C12" style:family="table-cell" style:data-style-name="N107">
      <style:table-cell-properties style:vertical-align="middle" fo:padding="0.049cm" fo:border="0.05pt solid #000000"/>
    </style:style>
    <style:style style:name="Таблица3.D12" style:family="table-cell" style:data-style-name="N107">
      <style:table-cell-properties style:vertical-align="middle" fo:padding="0.049cm" fo:border="0.05pt solid #000000"/>
    </style:style>
    <style:style style:name="Таблица3.E12" style:family="table-cell" style:data-style-name="N107">
      <style:table-cell-properties style:vertical-align="middle" fo:padding="0.049cm" fo:border="0.05pt solid #000000"/>
    </style:style>
    <style:style style:name="Таблица3.F12" style:family="table-cell" style:data-style-name="N107">
      <style:table-cell-properties style:vertical-align="middle" fo:padding="0.049cm" fo:border="0.05pt solid #000000"/>
    </style:style>
    <style:style style:name="Таблица3.G12" style:family="table-cell" style:data-style-name="N107">
      <style:table-cell-properties style:vertical-align="middle" fo:padding="0.049cm" fo:border="0.05pt solid #000000"/>
    </style:style>
    <style:style style:name="Таблица3.H12" style:family="table-cell" style:data-style-name="N4">
      <style:table-cell-properties style:vertical-align="middle" fo:padding="0.049cm" fo:border="0.05pt solid #000000"/>
    </style:style>
    <style:style style:name="Таблица3.A13" style:family="table-cell">
      <style:table-cell-properties style:vertical-align="middle" fo:padding="0.049cm" fo:border="0.05pt solid #000000"/>
    </style:style>
    <style:style style:name="Таблица3.B13" style:family="table-cell" style:data-style-name="N107">
      <style:table-cell-properties style:vertical-align="middle" fo:padding="0.049cm" fo:border="0.05pt solid #000000"/>
    </style:style>
    <style:style style:name="Таблица3.C13" style:family="table-cell" style:data-style-name="N107">
      <style:table-cell-properties style:vertical-align="middle" fo:padding="0.049cm" fo:border="0.05pt solid #000000"/>
    </style:style>
    <style:style style:name="Таблица3.D13" style:family="table-cell" style:data-style-name="N0">
      <style:table-cell-properties style:vertical-align="middle" fo:padding="0.049cm" fo:border="0.05pt solid #000000"/>
    </style:style>
    <style:style style:name="Таблица3.E13" style:family="table-cell" style:data-style-name="N107">
      <style:table-cell-properties style:vertical-align="middle" fo:padding="0.049cm" fo:border="0.05pt solid #000000"/>
    </style:style>
    <style:style style:name="Таблица3.F13" style:family="table-cell" style:data-style-name="N107">
      <style:table-cell-properties style:vertical-align="middle" fo:padding="0.049cm" fo:border="0.05pt solid #000000"/>
    </style:style>
    <style:style style:name="Таблица3.G13" style:family="table-cell" style:data-style-name="N107">
      <style:table-cell-properties style:vertical-align="middle" fo:padding="0.049cm" fo:border="0.05pt solid #000000"/>
    </style:style>
    <style:style style:name="Таблица3.H13" style:family="table-cell" style:data-style-name="N4">
      <style:table-cell-properties style:vertical-align="middle" fo:padding="0.049cm" fo:border="0.05pt solid #000000"/>
    </style:style>
    <style:style style:name="Таблица3.B14" style:family="table-cell" style:data-style-name="N107">
      <style:table-cell-properties style:vertical-align="middle" fo:background-color="#eeeeee" fo:padding="0.049cm" fo:border="0.05pt solid #000000">
        <style:background-image/>
      </style:table-cell-properties>
    </style:style>
    <style:style style:name="Таблица3.B15" style:family="table-cell" style:data-style-name="N2">
      <style:table-cell-properties style:vertical-align="middle" fo:background-color="#eeeeee" fo:padding="0.049cm" fo:border="0.05pt solid #000000">
        <style:background-image/>
      </style:table-cell-properties>
    </style:style>
    <style:style style:name="Таблица3.E15" style:family="table-cell" style:data-style-name="N4">
      <style:table-cell-properties style:vertical-align="middle" fo:background-color="#eeeeee" fo:padding="0.049cm" fo:border="0.05pt solid #000000">
        <style:background-image/>
      </style:table-cell-properties>
    </style:style>
    <style:style style:name="Таблица3.C16" style:family="table-cell" style:data-style-name="N107">
      <style:table-cell-properties style:vertical-align="middle" fo:padding="0.049cm" fo:border="none"/>
    </style:style>
    <style:style style:name="Таблица3.E16" style:family="table-cell" style:data-style-name="N107">
      <style:table-cell-properties style:vertical-align="middle" fo:padding="0.049cm" fo:border="none"/>
    </style:style>
    <style:style style:name="Таблица3.F16" style:family="table-cell" style:data-style-name="N107">
      <style:table-cell-properties style:vertical-align="middle" fo:padding="0.049cm" fo:border="none"/>
    </style:style>
    <style:style style:name="Таблица3.G16" style:family="table-cell" style:data-style-name="N107">
      <style:table-cell-properties style:vertical-align="middle" fo:padding="0.049cm" fo:border="none"/>
    </style:style>
    <style:style style:name="Таблица3.H16" style:family="table-cell" style:data-style-name="N4">
      <style:table-cell-properties style:vertical-align="middle" fo:padding="0.049cm" fo:border="none"/>
    </style:style>
    <style:style style:name="Таблица3.17" style:family="table-row">
      <style:table-row-properties style:min-row-height="0.681cm"/>
    </style:style>
    <style:style style:name="Таблица3.C17" style:family="table-cell" style:data-style-name="N107">
      <style:table-cell-properties style:vertical-align="middle" fo:padding="0.049cm" fo:border="none"/>
    </style:style>
    <style:style style:name="Таблица3.F17" style:family="table-cell" style:data-style-name="N107">
      <style:table-cell-properties style:vertical-align="middle" fo:padding="0.049cm" fo:border="none"/>
    </style:style>
    <style:style style:name="Таблица3.G17" style:family="table-cell" style:data-style-name="N107">
      <style:table-cell-properties style:vertical-align="middle" fo:padding="0.049cm" fo:border="none"/>
    </style:style>
    <style:style style:name="Таблица3.H17" style:family="table-cell" style:data-style-name="N4">
      <style:table-cell-properties style:vertical-align="middle" fo:padding="0.049cm" fo:border="none"/>
    </style:style>
    <style:style style:name="Таблица3.A18" style:family="table-cell">
      <style:table-cell-properties style:vertical-align="middle" fo:padding="0.049cm" fo:border="0.05pt solid #000000"/>
    </style:style>
    <style:style style:name="Таблица3.A19" style:family="table-cell" style:data-style-name="N0">
      <style:table-cell-properties style:vertical-align="middle" fo:padding="0.049cm" fo:border="0.05pt solid #000000"/>
    </style:style>
    <style:style style:name="Таблица3.B19" style:family="table-cell" style:data-style-name="N0">
      <style:table-cell-properties style:vertical-align="middle" fo:padding="0.049cm" fo:border="0.05pt solid #000000"/>
    </style:style>
    <style:style style:name="Таблица3.C19" style:family="table-cell" style:data-style-name="N107">
      <style:table-cell-properties style:vertical-align="middle" fo:padding="0.049cm" fo:border="0.05pt solid #000000"/>
    </style:style>
    <style:style style:name="Таблица3.D19" style:family="table-cell" style:data-style-name="N107">
      <style:table-cell-properties style:vertical-align="middle" fo:padding="0.049cm" fo:border="0.05pt solid #000000"/>
    </style:style>
    <style:style style:name="Таблица3.E19" style:family="table-cell" style:data-style-name="N107">
      <style:table-cell-properties style:vertical-align="middle" fo:padding="0.049cm" fo:border="0.05pt solid #000000"/>
    </style:style>
    <style:style style:name="Таблица3.F19" style:family="table-cell" style:data-style-name="N107">
      <style:table-cell-properties style:vertical-align="middle" fo:padding="0.049cm" fo:border="0.05pt solid #000000"/>
    </style:style>
    <style:style style:name="Таблица3.G19" style:family="table-cell" style:data-style-name="N107">
      <style:table-cell-properties style:vertical-align="middle" fo:padding="0.049cm" fo:border="0.05pt solid #000000"/>
    </style:style>
    <style:style style:name="Таблица3.H19" style:family="table-cell" style:data-style-name="N4">
      <style:table-cell-properties style:vertical-align="middle" fo:padding="0.049cm" fo:border="0.05pt solid #000000"/>
    </style:style>
    <style:style style:name="Таблица3.A20" style:family="table-cell" style:data-style-name="N0">
      <style:table-cell-properties style:vertical-align="middle" fo:padding="0.049cm" fo:border="0.05pt solid #000000"/>
    </style:style>
    <style:style style:name="Таблица3.B20" style:family="table-cell">
      <style:table-cell-properties style:vertical-align="middle" fo:padding="0.049cm" fo:border="0.05pt solid #000000"/>
    </style:style>
    <style:style style:name="Таблица3.C20" style:family="table-cell" style:data-style-name="N107">
      <style:table-cell-properties style:vertical-align="middle" fo:padding="0.049cm" fo:border="0.05pt solid #000000"/>
    </style:style>
    <style:style style:name="Таблица3.D20" style:family="table-cell" style:data-style-name="N0">
      <style:table-cell-properties style:vertical-align="middle" fo:padding="0.049cm" fo:border="0.05pt solid #000000"/>
    </style:style>
    <style:style style:name="Таблица3.E20" style:family="table-cell" style:data-style-name="N107">
      <style:table-cell-properties style:vertical-align="middle" fo:padding="0.049cm" fo:border="0.05pt solid #000000"/>
    </style:style>
    <style:style style:name="Таблица3.F20" style:family="table-cell" style:data-style-name="N107">
      <style:table-cell-properties style:vertical-align="middle" fo:padding="0.049cm" fo:border="0.05pt solid #000000"/>
    </style:style>
    <style:style style:name="Таблица3.G20" style:family="table-cell" style:data-style-name="N107">
      <style:table-cell-properties style:vertical-align="middle" fo:padding="0.049cm" fo:border="0.05pt solid #000000"/>
    </style:style>
    <style:style style:name="Таблица3.H20" style:family="table-cell" style:data-style-name="N4">
      <style:table-cell-properties style:vertical-align="middle" fo:padding="0.049cm" fo:border="0.05pt solid #000000"/>
    </style:style>
    <style:style style:name="Таблица3.A21" style:family="table-cell">
      <style:table-cell-properties style:vertical-align="middle" fo:padding="0.049cm" fo:border="0.05pt solid #000000"/>
    </style:style>
    <style:style style:name="Таблица3.B21" style:family="table-cell" style:data-style-name="N107">
      <style:table-cell-properties style:vertical-align="middle" fo:padding="0.049cm" fo:border="0.05pt solid #000000"/>
    </style:style>
    <style:style style:name="Таблица3.C21" style:family="table-cell" style:data-style-name="N107">
      <style:table-cell-properties style:vertical-align="middle" fo:padding="0.049cm" fo:border="0.05pt solid #000000"/>
    </style:style>
    <style:style style:name="Таблица3.D21" style:family="table-cell" style:data-style-name="N107">
      <style:table-cell-properties style:vertical-align="middle" fo:padding="0.049cm" fo:border="0.05pt solid #000000"/>
    </style:style>
    <style:style style:name="Таблица3.E21" style:family="table-cell" style:data-style-name="N107">
      <style:table-cell-properties style:vertical-align="middle" fo:padding="0.049cm" fo:border="0.05pt solid #000000"/>
    </style:style>
    <style:style style:name="Таблица3.F21" style:family="table-cell" style:data-style-name="N107">
      <style:table-cell-properties style:vertical-align="middle" fo:padding="0.049cm" fo:border="0.05pt solid #000000"/>
    </style:style>
    <style:style style:name="Таблица3.G21" style:family="table-cell" style:data-style-name="N107">
      <style:table-cell-properties style:vertical-align="middle" fo:padding="0.049cm" fo:border="0.05pt solid #000000"/>
    </style:style>
    <style:style style:name="Таблица3.H21" style:family="table-cell" style:data-style-name="N4">
      <style:table-cell-properties style:vertical-align="middle" fo:padding="0.049cm" fo:border="0.05pt solid #000000"/>
    </style:style>
    <style:style style:name="Таблица3.C22" style:family="table-cell" style:data-style-name="N107">
      <style:table-cell-properties style:vertical-align="middle" fo:padding="0.049cm" fo:border="none"/>
    </style:style>
    <style:style style:name="Таблица3.E22" style:family="table-cell" style:data-style-name="N107">
      <style:table-cell-properties style:vertical-align="middle" fo:padding="0.049cm" fo:border="none"/>
    </style:style>
    <style:style style:name="Таблица3.F22" style:family="table-cell" style:data-style-name="N107">
      <style:table-cell-properties style:vertical-align="middle" fo:padding="0.049cm" fo:border="none"/>
    </style:style>
    <style:style style:name="Таблица3.G22" style:family="table-cell" style:data-style-name="N107">
      <style:table-cell-properties style:vertical-align="middle" fo:padding="0.049cm" fo:border="none"/>
    </style:style>
    <style:style style:name="Таблица3.H22" style:family="table-cell" style:data-style-name="N4">
      <style:table-cell-properties style:vertical-align="middle" fo:padding="0.049cm" fo:border="none"/>
    </style:style>
    <style:style style:name="Таблица3.C23" style:family="table-cell" style:data-style-name="N107">
      <style:table-cell-properties style:vertical-align="middle" fo:padding="0.049cm" fo:border="none"/>
    </style:style>
    <style:style style:name="Таблица3.E23" style:family="table-cell" style:data-style-name="N107">
      <style:table-cell-properties style:vertical-align="middle" fo:padding="0.049cm" fo:border="none"/>
    </style:style>
    <style:style style:name="Таблица3.F23" style:family="table-cell" style:data-style-name="N107">
      <style:table-cell-properties style:vertical-align="middle" fo:padding="0.049cm" fo:border="none"/>
    </style:style>
    <style:style style:name="Таблица3.G23" style:family="table-cell" style:data-style-name="N107">
      <style:table-cell-properties style:vertical-align="middle" fo:padding="0.049cm" fo:border="none"/>
    </style:style>
    <style:style style:name="Таблица3.H23" style:family="table-cell" style:data-style-name="N4">
      <style:table-cell-properties style:vertical-align="middle" fo:padding="0.049cm" fo:border="none"/>
    </style:style>
    <style:style style:name="Таблица4" style:family="table">
      <style:table-properties style:width="2.348cm" table:align="left"/>
    </style:style>
    <style:style style:name="Таблица4.A" style:family="table-column">
      <style:table-column-properties style:column-width="2.348cm"/>
    </style:style>
    <style:style style:name="Таблица4.1" style:family="table-row">
      <style:table-row-properties style:min-row-height="0.549cm"/>
    </style:style>
    <style:style style:name="Таблица4.A1" style:family="table-cell">
      <style:table-cell-properties style:vertical-align="middle" fo:padding="0.049cm" fo:border="none"/>
    </style:style>
    <style:style style:name="P1" style:family="paragraph" style:parent-style-name="Horizontal_20_Line" style:master-page-name="HTML">
      <style:paragraph-properties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/>
    </style:style>
    <style:style style:name="P6" style:family="paragraph" style:parent-style-name="Table_20_Contents">
      <style:paragraph-properties fo:text-align="start" style:justify-single-word="false"/>
      <style:text-properties fo:font-weight="bold"/>
    </style:style>
    <style:style style:name="P7" style:family="paragraph" style:parent-style-name="Table_20_Contents">
      <style:paragraph-properties fo:text-align="end" style:justify-single-word="false"/>
      <style:text-properties fo:font-weight="bold"/>
    </style:style>
    <style:style style:name="P8" style:family="paragraph" style:parent-style-name="Table_20_Contents">
      <style:paragraph-properties fo:text-align="center" style:justify-single-word="false"/>
      <style:text-properties fo:font-weight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fo:font-size="14pt" fo:font-weight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/>
    </style:style>
    <style:style style:name="P12" style:family="paragraph" style:parent-style-name="Table_20_Contents">
      <style:text-properties fo:color="#009900"/>
    </style:style>
    <style:style style:name="P13" style:family="paragraph" style:parent-style-name="Table_20_Contents">
      <style:paragraph-properties fo:text-align="end" style:justify-single-word="false"/>
      <style:text-properties fo:color="#009900"/>
    </style:style>
    <style:style style:name="P14" style:family="paragraph" style:parent-style-name="Table_20_Contents">
      <style:text-properties fo:color="#ff9900"/>
    </style:style>
    <style:style style:name="P15" style:family="paragraph" style:parent-style-name="Table_20_Contents">
      <style:paragraph-properties fo:text-align="end" style:justify-single-word="false"/>
      <style:text-properties fo:color="#ff9900"/>
    </style:style>
    <style:style style:name="P16" style:family="paragraph" style:parent-style-name="Table_20_Contents">
      <style:text-properties fo:color="#ff0000"/>
    </style:style>
    <style:style style:name="P17" style:family="paragraph" style:parent-style-name="Table_20_Contents">
      <style:paragraph-properties fo:text-align="end" style:justify-single-word="false"/>
      <style:text-properties fo:color="#ff0000"/>
    </style:style>
    <style:style style:name="P18" style:family="paragraph" style:parent-style-name="Table_20_Contents">
      <style:paragraph-properties fo:text-align="start" style:justify-single-word="false"/>
      <style:text-properties fo:color="#ff0000"/>
    </style:style>
    <style:style style:name="P19" style:family="paragraph" style:parent-style-name="Table_20_Contents">
      <style:text-properties fo:color="#cc3300"/>
    </style:style>
    <style:style style:name="P20" style:family="paragraph" style:parent-style-name="Table_20_Contents">
      <style:text-properties fo:color="#0000cc"/>
    </style:style>
    <style:style style:name="P21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5" loext:min-decimal-places="5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10-01T16:21:13.550739697</dc:date><text:p>HTML: &lt;meta name="created" content="2018-04-26T10:59:45.147543478"&gt;</text:p></office:annotation><office:annotation><dc:date>2018-10-01T16:21:13.550793707</dc:date><text:p>HTML: &lt;meta name="changedby" content="Александр Александрович Бондарев"&gt;</text:p></office:annotation><office:annotation><dc:date>2018-10-01T16:21:13.550804757</dc:date><text:p>HTML: &lt;meta name="changed" content="2018-09-27T19:07:26.548891223"&gt;</text:p></office:annotation></text:p>
      <text:p text:style-name="P21">Обзор</text:p>
      <text:p text:style-name="P2"><text:a xlink:type="simple" xlink:href="#table0" text:style-name="Internet_20_link" text:visited-style-name="Visited_20_Internet_20_Link">N2</text:a><text:line-break/><text:a xlink:type="simple" xlink:href="#table1" text:style-name="Internet_20_link" text:visited-style-name="Visited_20_Internet_20_Link">Ph+</text:a><text:line-break/><text:a xlink:type="simple" xlink:href="#table2" text:style-name="Internet_20_link" text:visited-style-name="Visited_20_Internet_20_Link">Ph-N2+</text:a><text:line-break/><text:a xlink:type="simple" xlink:href="#table3" text:style-name="Internet_20_link" text:visited-style-name="Visited_20_Internet_20_Link">Compare</text:a></text:p>
      <text:p text:style-name="Horizontal_20_Line"/>
      <text:p text:style-name="Heading_20_1"><text:bookmark text:name="table0"/>Лист 1: <text:span text:style-name="Emphasis">N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3">№</text:p>
          </table:table-cell>
          <table:table-cell table:style-name="Таблица1.A1" office:value-type="string">
            <text:p text:style-name="P3">Ph-N2+</text:p>
          </table:table-cell>
          <table:table-cell table:style-name="Таблица1.A1" office:value-type="string">
            <text:p text:style-name="P3">N2</text:p>
          </table:table-cell>
          <table:table-cell table:style-name="Таблица1.A1" office:value-type="string">
            <text:p text:style-name="P3">d</text:p>
          </table:table-cell>
          <table:table-cell table:style-name="Таблица1.A1" office:value-type="string">
            <text:p text:style-name="P3">d</text:p>
          </table:table-cell>
          <table:table-cell table:style-name="Таблица1.A1" office:value-type="string">
            <text:p text:style-name="P3">%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float" office:value="1">
            <text:p text:style-name="P4">1</text:p>
          </table:table-cell>
          <table:table-cell table:style-name="Таблица1.B2" office:value-type="float" office:value="-14.73032">
            <text:p text:style-name="P4">-14,730320</text:p>
          </table:table-cell>
          <table:table-cell table:style-name="Таблица1.B2" office:value-type="float" office:value="-14.45021">
            <text:p text:style-name="P4">-14,450210</text:p>
          </table:table-cell>
          <table:table-cell table:style-name="Таблица1.B2" office:value-type="float" office:value="-0.280110000000001">
            <text:p text:style-name="P4">-0,280110</text:p>
          </table:table-cell>
          <table:table-cell table:style-name="Таблица1.E2" office:value-type="float" office:value="-735.428805000001">
            <text:p text:style-name="P4">-735</text:p>
          </table:table-cell>
          <table:table-cell table:style-name="Таблица1.F2" office:value-type="float" office:value="20.9703109495296">
            <text:p text:style-name="P4">21,0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H2" office:value-type="float" office:value="1.93844933741448">
            <text:p text:style-name="P4">1,9</text:p>
          </table:table-cell>
        </table:table-row>
        <table:table-row table:style-name="Таблица1.1">
          <table:table-cell table:style-name="Таблица1.A2" office:value-type="float" office:value="2">
            <text:p text:style-name="P4">2</text:p>
          </table:table-cell>
          <table:table-cell table:style-name="Таблица1.B2" office:value-type="float" office:value="-14.694252">
            <text:p text:style-name="P4">-14,694252</text:p>
          </table:table-cell>
          <table:table-cell table:style-name="Таблица1.B2" office:value-type="float" office:value="-14.4487">
            <text:p text:style-name="P4">-14,448700</text:p>
          </table:table-cell>
          <table:table-cell table:style-name="Таблица1.B2" office:value-type="float" office:value="-0.245552">
            <text:p text:style-name="P4">-0,245552</text:p>
          </table:table-cell>
          <table:table-cell table:style-name="Таблица1.E2" office:value-type="float" office:value="-644.696776">
            <text:p text:style-name="P4">-645</text:p>
          </table:table-cell>
          <table:table-cell table:style-name="Таблица1.F2" office:value-type="float" office:value="18.3831416025093">
            <text:p text:style-name="P4">18,4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H2" office:value-type="float" office:value="1.699474693225">
            <text:p text:style-name="P4">1,7</text:p>
          </table:table-cell>
        </table:table-row>
        <table:table-row table:style-name="Таблица1.1">
          <table:table-cell table:style-name="Таблица1.A2" office:value-type="float" office:value="9">
            <text:p text:style-name="P4">9</text:p>
          </table:table-cell>
          <table:table-cell table:style-name="Таблица1.B2" office:value-type="float" office:value="-1.384739">
            <text:p text:style-name="P4">-1,384739</text:p>
          </table:table-cell>
          <table:table-cell table:style-name="Таблица1.B2" office:value-type="float" office:value="-1.13496">
            <text:p text:style-name="P4">-1,134960</text:p>
          </table:table-cell>
          <table:table-cell table:style-name="Таблица1.B2" office:value-type="float" office:value="-0.249779">
            <text:p text:style-name="P4">-0,249779</text:p>
          </table:table-cell>
          <table:table-cell table:style-name="Таблица1.E2" office:value-type="float" office:value="-655.7947645">
            <text:p text:style-name="P4">-656</text:p>
          </table:table-cell>
          <table:table-cell table:style-name="Таблица1.F2" office:value-type="float" office:value="18.699594083262">
            <text:p text:style-name="P4">18,7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H2" office:value-type="float" office:value="22.0077359554522">
            <text:p text:style-name="P4">22,0</text:p>
          </table:table-cell>
        </table:table-row>
        <table:table-row table:style-name="Таблица1.1">
          <table:table-cell table:style-name="Таблица1.A2" office:value-type="float" office:value="18">
            <text:p text:style-name="P4">18</text:p>
          </table:table-cell>
          <table:table-cell table:style-name="Таблица1.B2" office:value-type="float" office:value="-0.709931">
            <text:p text:style-name="P4">-0,709931</text:p>
          </table:table-cell>
          <table:table-cell table:style-name="Таблица1.B2" office:value-type="float" office:value="-0.56325">
            <text:p text:style-name="P4">-0,563250</text:p>
          </table:table-cell>
          <table:table-cell table:style-name="Таблица1.B2" office:value-type="float" office:value="-0.146681">
            <text:p text:style-name="P4">-0,146681</text:p>
          </table:table-cell>
          <table:table-cell table:style-name="Таблица1.E2" office:value-type="float" office:value="-385.1109655">
            <text:p text:style-name="P4">-385</text:p>
          </table:table-cell>
          <table:table-cell table:style-name="Таблица1.F2" office:value-type="float" office:value="10.9812080268035">
            <text:p text:style-name="P4">11,0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H2" office:value-type="float" office:value="26.0418996893031">
            <text:p text:style-name="P4">26,0</text:p>
          </table:table-cell>
        </table:table-row>
        <table:table-row table:style-name="Таблица1.1">
          <table:table-cell table:style-name="Таблица1.A2" office:value-type="float" office:value="20">
            <text:p text:style-name="P4">20</text:p>
          </table:table-cell>
          <table:table-cell table:style-name="Таблица1.B2" office:value-type="float" office:value="-0.65355">
            <text:p text:style-name="P4">-0,653550</text:p>
          </table:table-cell>
          <table:table-cell table:style-name="Таблица1.B2" office:value-type="float" office:value="-0.4719">
            <text:p text:style-name="P4">-0,471900</text:p>
          </table:table-cell>
          <table:table-cell table:style-name="Таблица1.B2" office:value-type="float" office:value="-0.18165">
            <text:p text:style-name="P4">-0,181650</text:p>
          </table:table-cell>
          <table:table-cell table:style-name="Таблица1.E2" office:value-type="float" office:value="-476.922075">
            <text:p text:style-name="P4">-477</text:p>
          </table:table-cell>
          <table:table-cell table:style-name="Таблица1.F2" office:value-type="float" office:value="13.5991467065868">
            <text:p text:style-name="P4">13,6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H2" office:value-type="float" office:value="38.4933248569612">
            <text:p text:style-name="P4">38,5</text:p>
          </table:table-cell>
        </table:table-row>
        <table:table-row table:style-name="Таблица1.1">
          <table:table-cell table:style-name="Таблица1.A2" office:value-type="float" office:value="23">
            <text:p text:style-name="P4">23</text:p>
          </table:table-cell>
          <table:table-cell table:style-name="Таблица1.B2" office:value-type="float" office:value="-0.578563">
            <text:p text:style-name="P4">-0,578563</text:p>
          </table:table-cell>
          <table:table-cell table:style-name="Таблица1.B2" office:value-type="float" office:value="-0.4719">
            <text:p text:style-name="P4">-0,471900</text:p>
          </table:table-cell>
          <table:table-cell table:style-name="Таблица1.B2" office:value-type="float" office:value="-0.106663">
            <text:p text:style-name="P4">-0,106663</text:p>
          </table:table-cell>
          <table:table-cell table:style-name="Таблица1.E2" office:value-type="float" office:value="-280.0437065">
            <text:p text:style-name="P4">-280</text:p>
          </table:table-cell>
          <table:table-cell table:style-name="Таблица1.F2" office:value-type="float" office:value="7.98527820074137">
            <text:p text:style-name="P4">8,0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H2" office:value-type="float" office:value="22.6028819665183">
            <text:p text:style-name="P4">22,6</text:p>
          </table:table-cell>
        </table:table-row>
        <table:table-row table:style-name="Таблица1.1">
          <table:table-cell table:style-name="Таблица1.A2" office:value-type="float" office:value="24">
            <text:p text:style-name="P4">24</text:p>
          </table:table-cell>
          <table:table-cell table:style-name="Таблица1.B2" office:value-type="float" office:value="-0.563639">
            <text:p text:style-name="P4">-0,563639</text:p>
          </table:table-cell>
          <table:table-cell table:style-name="Таблица1.B2" office:value-type="float" office:value="-0.43847">
            <text:p text:style-name="P4">-0,438470</text:p>
          </table:table-cell>
          <table:table-cell table:style-name="Таблица1.B2" office:value-type="float" office:value="-0.125169">
            <text:p text:style-name="P4">-0,125169</text:p>
          </table:table-cell>
          <table:table-cell table:style-name="Таблица1.E2" office:value-type="float" office:value="-328.6312095">
            <text:p text:style-name="P4">-329</text:p>
          </table:table-cell>
          <table:table-cell table:style-name="Таблица1.F2" office:value-type="float" office:value="9.37072168520103">
            <text:p text:style-name="P4">9,4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H2" office:value-type="float" office:value="28.5467648869934">
            <text:p text:style-name="P4">28,5</text:p>
          </table:table-cell>
        </table:table-row>
        <table:table-row table:style-name="Таблица1.1">
          <table:table-cell table:style-name="Таблица1.A1" office:value-type="string">
            <text:p text:style-name="P6">Sum</text:p>
          </table:table-cell>
          <table:table-cell table:style-name="Таблица1.A2" office:value-type="float" office:value="-33.314994">
            <text:p text:style-name="P7">-33,31</text:p>
          </table:table-cell>
          <table:table-cell table:style-name="Таблица1.A2" office:value-type="float" office:value="-31.97939">
            <text:p text:style-name="P7">-31,98</text:p>
          </table:table-cell>
          <table:table-cell table:style-name="Таблица1.A2" office:value-type="float" office:value="-1.335604">
            <text:p text:style-name="P7">-1,34</text:p>
          </table:table-cell>
          <table:table-cell table:style-name="Таблица1.E2" office:value-type="float" office:value="-3506.628302">
            <text:p text:style-name="P7">-3507</text:p>
          </table:table-cell>
          <table:table-cell table:style-name="Таблица1.F2" office:value-type="float" office:value="99.9894012546336">
            <text:p text:style-name="P7">100,0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E2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0" office:value-type="float" office:value="-3506.628302">
            <text:p text:style-name="P7">-3 507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P9">Ph+</text:p>
          </table:table-cell>
          <table:table-cell table:style-name="Таблица1.A2" office:value-type="float" office:value="-231.282202833">
            <text:p text:style-name="P4">-231,28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P9">N2</text:p>
          </table:table-cell>
          <table:table-cell table:style-name="Таблица1.A2" office:value-type="float" office:value="-109.542826451">
            <text:p text:style-name="P4">-109,54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P9">Ph-N2+</text:p>
          </table:table-cell>
          <table:table-cell table:style-name="Таблица1.A2" office:value-type="float" office:value="-340.880838829">
            <text:p text:style-name="P4">-340,88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P6">d</text:p>
          </table:table-cell>
          <table:table-cell table:style-name="Таблица1.A2" office:value-type="float" office:value="-0.0558095450000167">
            <text:p text:style-name="P7">-0,06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P6">d</text:p>
          </table:table-cell>
          <table:table-cell table:style-name="Таблица1.A2" office:value-type="float" office:value="-146.527947003253">
            <text:p text:style-name="P7">-146,53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Horizontal_20_Line"><office:annotation><dc:date>2018-10-01T16:21:13.568943375</dc:date><text:p>**************************************************************************</text:p></office:annotation></text:p>
      <text:p text:style-name="Heading_20_1"><text:bookmark text:name="table1"/>Лист 2: <text:span text:style-name="Emphasis">Ph+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3">№</text:p>
          </table:table-cell>
          <table:table-cell table:style-name="Таблица2.A1" office:value-type="string">
            <text:p text:style-name="P3">Ph-N2+</text:p>
          </table:table-cell>
          <table:table-cell table:style-name="Таблица2.A1" office:value-type="string">
            <text:p text:style-name="P3">Ph+</text:p>
          </table:table-cell>
          <table:table-cell table:style-name="Таблица2.A1" office:value-type="string">
            <text:p text:style-name="P3">d</text:p>
          </table:table-cell>
          <table:table-cell table:style-name="Таблица2.A1" office:value-type="string">
            <text:p text:style-name="P3">d</text:p>
          </table:table-cell>
          <table:table-cell table:style-name="Таблица2.A1" office:value-type="string">
            <text:p text:style-name="P3">%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 table:style-name="Таблица2.1">
          <table:table-cell table:style-name="Таблица2.A2" office:value-type="float" office:value="3">
            <text:p text:style-name="P4">3</text:p>
          </table:table-cell>
          <table:table-cell table:style-name="Таблица2.B2" office:value-type="float" office:value="-10.479162">
            <text:p text:style-name="P4">-10,479162</text:p>
          </table:table-cell>
          <table:table-cell table:style-name="Таблица2.B2" office:value-type="float" office:value="-10.52457">
            <text:p text:style-name="P4">-10,524570</text:p>
          </table:table-cell>
          <table:table-cell table:style-name="Таблица2.B2" office:value-type="float" office:value="0.0454080000000001">
            <text:p text:style-name="P4">0,045408</text:p>
          </table:table-cell>
          <table:table-cell table:style-name="Таблица2.E2" office:value-type="float" office:value="119.218704">
            <text:p text:style-name="P4">119</text:p>
          </table:table-cell>
          <table:table-cell table:style-name="Таблица2.F2" office:value-type="float" office:value="56.6523809750095">
            <text:p text:style-name="P4">56,7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0.431447555577094">
            <text:p text:style-name="P4">0,4</text:p>
          </table:table-cell>
        </table:table-row>
        <text:soft-page-break/>
        <table:table-row table:style-name="Таблица2.1">
          <table:table-cell table:style-name="Таблица2.A2" office:value-type="float" office:value="4">
            <text:p text:style-name="P4">4</text:p>
          </table:table-cell>
          <table:table-cell table:style-name="Таблица2.B2" office:value-type="float" office:value="-10.416686">
            <text:p text:style-name="P4">-10,416686</text:p>
          </table:table-cell>
          <table:table-cell table:style-name="Таблица2.B2" office:value-type="float" office:value="-10.45069">
            <text:p text:style-name="P4">-10,450690</text:p>
          </table:table-cell>
          <table:table-cell table:style-name="Таблица2.B2" office:value-type="float" office:value="0.0340039999999995">
            <text:p text:style-name="P4">0,034004</text:p>
          </table:table-cell>
          <table:table-cell table:style-name="Таблица2.E2" office:value-type="float" office:value="89.2775019999986">
            <text:p text:style-name="P4">89</text:p>
          </table:table-cell>
          <table:table-cell table:style-name="Таблица2.F2" office:value-type="float" office:value="42.4244089736212">
            <text:p text:style-name="P4">42,4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0.325375645053097">
            <text:p text:style-name="P4">0,3</text:p>
          </table:table-cell>
        </table:table-row>
        <table:table-row table:style-name="Таблица2.1">
          <table:table-cell table:style-name="Таблица2.A2" office:value-type="float" office:value="5">
            <text:p text:style-name="P4">5</text:p>
          </table:table-cell>
          <table:table-cell table:style-name="Таблица2.B2" office:value-type="float" office:value="-10.416673">
            <text:p text:style-name="P4">-10,416673</text:p>
          </table:table-cell>
          <table:table-cell table:style-name="Таблица2.B2" office:value-type="float" office:value="-10.45066">
            <text:p text:style-name="P4">-10,450660</text:p>
          </table:table-cell>
          <table:table-cell table:style-name="Таблица2.B2" office:value-type="float" office:value="0.0339869999999998">
            <text:p text:style-name="P4">0,033987</text:p>
          </table:table-cell>
          <table:table-cell table:style-name="Таблица2.E2" office:value-type="float" office:value="89.2328684999994">
            <text:p text:style-name="P4">89</text:p>
          </table:table-cell>
          <table:table-cell table:style-name="Таблица2.F2" office:value-type="float" office:value="42.4031992643946">
            <text:p text:style-name="P4">42,4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0.325213909934873">
            <text:p text:style-name="P4">0,3</text:p>
          </table:table-cell>
        </table:table-row>
        <text:soft-page-break/>
        <table:table-row table:style-name="Таблица2.1">
          <table:table-cell table:style-name="Таблица2.A2" office:value-type="float" office:value="6">
            <text:p text:style-name="P4">6</text:p>
          </table:table-cell>
          <table:table-cell table:style-name="Таблица2.B2" office:value-type="float" office:value="-10.399004">
            <text:p text:style-name="P4">-10,399004</text:p>
          </table:table-cell>
          <table:table-cell table:style-name="Таблица2.B2" office:value-type="float" office:value="-10.43767">
            <text:p text:style-name="P4">-10,437670</text:p>
          </table:table-cell>
          <table:table-cell table:style-name="Таблица2.B2" office:value-type="float" office:value="0.038666000000001">
            <text:p text:style-name="P4">0,038666</text:p>
          </table:table-cell>
          <table:table-cell table:style-name="Таблица2.E2" office:value-type="float" office:value="101.517583000003">
            <text:p text:style-name="P4">102</text:p>
          </table:table-cell>
          <table:table-cell table:style-name="Таблица2.F2" office:value-type="float" office:value="48.2408598216122">
            <text:p text:style-name="P4">48,2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0.370446660988525">
            <text:p text:style-name="P4">0,4</text:p>
          </table:table-cell>
        </table:table-row>
        <table:table-row table:style-name="Таблица2.1">
          <table:table-cell table:style-name="Таблица2.A2" office:value-type="float" office:value="7">
            <text:p text:style-name="P4">7</text:p>
          </table:table-cell>
          <table:table-cell table:style-name="Таблица2.B2" office:value-type="float" office:value="-10.391596">
            <text:p text:style-name="P4">-10,391596</text:p>
          </table:table-cell>
          <table:table-cell table:style-name="Таблица2.B2" office:value-type="float" office:value="-10.43766">
            <text:p text:style-name="P4">-10,437660</text:p>
          </table:table-cell>
          <table:table-cell table:style-name="Таблица2.B2" office:value-type="float" office:value="0.0460639999999994">
            <text:p text:style-name="P4">0,046064</text:p>
          </table:table-cell>
          <table:table-cell table:style-name="Таблица2.E2" office:value-type="float" office:value="120.941031999999">
            <text:p text:style-name="P4">121</text:p>
          </table:table-cell>
          <table:table-cell table:style-name="Таблица2.F2" office:value-type="float" office:value="57.4708262251762">
            <text:p text:style-name="P4">57,5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0.441324971305824">
            <text:p text:style-name="P4">0,4</text:p>
          </table:table-cell>
        </table:table-row>
        <text:soft-page-break/>
        <table:table-row table:style-name="Таблица2.1">
          <table:table-cell table:style-name="Таблица2.A2" office:value-type="float" office:value="8">
            <text:p text:style-name="P4">8</text:p>
          </table:table-cell>
          <table:table-cell table:style-name="Таблица2.B2" office:value-type="float" office:value="-10.391565">
            <text:p text:style-name="P4">-10,391565</text:p>
          </table:table-cell>
          <table:table-cell table:style-name="Таблица2.B2" office:value-type="float" office:value="-10.4104">
            <text:p text:style-name="P4">-10,410400</text:p>
          </table:table-cell>
          <table:table-cell table:style-name="Таблица2.B2" office:value-type="float" office:value="0.0188349999999993">
            <text:p text:style-name="P4">0,018835</text:p>
          </table:table-cell>
          <table:table-cell table:style-name="Таблица2.E2" office:value-type="float" office:value="49.4512924999981">
            <text:p text:style-name="P4">49</text:p>
          </table:table-cell>
          <table:table-cell table:style-name="Таблица2.F2" office:value-type="float" office:value="23.4991101934518">
            <text:p text:style-name="P4">23,5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0.180924844386376">
            <text:p text:style-name="P4">0,2</text:p>
          </table:table-cell>
        </table:table-row>
        <table:table-row table:style-name="Таблица2.1">
          <table:table-cell table:style-name="Таблица2.A2" office:value-type="float" office:value="10">
            <text:p text:style-name="P4">10</text:p>
          </table:table-cell>
          <table:table-cell table:style-name="Таблица2.B2" office:value-type="float" office:value="-1.114609">
            <text:p text:style-name="P4">-1,114609</text:p>
          </table:table-cell>
          <table:table-cell table:style-name="Таблица2.B2" office:value-type="float" office:value="-1.12473">
            <text:p text:style-name="P4">-1,124730</text:p>
          </table:table-cell>
          <table:table-cell table:style-name="Таблица2.B2" office:value-type="float" office:value="0.010121">
            <text:p text:style-name="P4">0,010121</text:p>
          </table:table-cell>
          <table:table-cell table:style-name="Таблица2.E2" office:value-type="float" office:value="26.5726855000001">
            <text:p text:style-name="P4">27</text:p>
          </table:table-cell>
          <table:table-cell table:style-name="Таблица2.F2" office:value-type="float" office:value="12.6272627697338">
            <text:p text:style-name="P4">12,6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0.899860410943075">
            <text:p text:style-name="P4">0,9</text:p>
          </table:table-cell>
        </table:table-row>
        <text:soft-page-break/>
        <table:table-row table:style-name="Таблица2.1">
          <table:table-cell table:style-name="Таблица2.A2" office:value-type="float" office:value="11">
            <text:p text:style-name="P4">11</text:p>
          </table:table-cell>
          <table:table-cell table:style-name="Таблица2.A2" office:value-type="float" office:value="-1.027839">
            <text:p text:style-name="P4">-1,03</text:p>
          </table:table-cell>
          <table:table-cell table:style-name="Таблица2.B2" office:value-type="float" office:value="-1.01003">
            <text:p text:style-name="P4">-1,010030</text:p>
          </table:table-cell>
          <table:table-cell table:style-name="Таблица2.B2" office:value-type="float" office:value="-0.017809">
            <text:p text:style-name="P4">-0,017809</text:p>
          </table:table-cell>
          <table:table-cell table:style-name="Таблица2.E2" office:value-type="float" office:value="-46.7575294999999">
            <text:p text:style-name="P4">-47</text:p>
          </table:table-cell>
          <table:table-cell table:style-name="Таблица2.F2" office:value-type="float" office:value="-22.2190418601114">
            <text:p text:style-name="P4">-22,2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-1.76321495401126">
            <text:p text:style-name="P4">-1,8</text:p>
          </table:table-cell>
        </table:table-row>
        <table:table-row table:style-name="Таблица2.1">
          <table:table-cell table:style-name="Таблица2.A2" office:value-type="float" office:value="12">
            <text:p text:style-name="P4">12</text:p>
          </table:table-cell>
          <table:table-cell table:style-name="Таблица2.A2" office:value-type="float" office:value="-0.964836">
            <text:p text:style-name="P4">-0,96</text:p>
          </table:table-cell>
          <table:table-cell table:style-name="Таблица2.B2" office:value-type="float" office:value="-0.97797">
            <text:p text:style-name="P4">-0,977970</text:p>
          </table:table-cell>
          <table:table-cell table:style-name="Таблица2.B2" office:value-type="float" office:value="0.0131340000000001">
            <text:p text:style-name="P4">0,013134</text:p>
          </table:table-cell>
          <table:table-cell table:style-name="Таблица2.E2" office:value-type="float" office:value="34.4833170000002">
            <text:p text:style-name="P4">34</text:p>
          </table:table-cell>
          <table:table-cell table:style-name="Таблица2.F2" office:value-type="float" office:value="16.3863718227136">
            <text:p text:style-name="P4">16,4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1.34298598116508">
            <text:p text:style-name="P4">1,3</text:p>
          </table:table-cell>
        </table:table-row>
        <text:soft-page-break/>
        <table:table-row table:style-name="Таблица2.1">
          <table:table-cell table:style-name="Таблица2.A2" office:value-type="float" office:value="13">
            <text:p text:style-name="P4">13</text:p>
          </table:table-cell>
          <table:table-cell table:style-name="Таблица2.A2" office:value-type="float" office:value="-0.900474">
            <text:p text:style-name="P4">-0,9</text:p>
          </table:table-cell>
          <table:table-cell table:style-name="Таблица2.B2" office:value-type="float" office:value="-0.85079">
            <text:p text:style-name="P4">-0,850790</text:p>
          </table:table-cell>
          <table:table-cell table:style-name="Таблица2.B2" office:value-type="float" office:value="-0.0496840000000001">
            <text:p text:style-name="P4">-0,049684</text:p>
          </table:table-cell>
          <table:table-cell table:style-name="Таблица2.E2" office:value-type="float" office:value="-130.445342">
            <text:p text:style-name="P4">-130</text:p>
          </table:table-cell>
          <table:table-cell table:style-name="Таблица2.F2" office:value-type="float" office:value="-61.9872466605525">
            <text:p text:style-name="P4">-62,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-5.8397489392212">
            <text:p text:style-name="P4">-5,8</text:p>
          </table:table-cell>
        </table:table-row>
        <table:table-row table:style-name="Таблица2.1">
          <table:table-cell table:style-name="Таблица2.A2" office:value-type="float" office:value="14">
            <text:p text:style-name="P4">14</text:p>
          </table:table-cell>
          <table:table-cell table:style-name="Таблица2.A2" office:value-type="float" office:value="-0.828073">
            <text:p text:style-name="P4">-0,83</text:p>
          </table:table-cell>
          <table:table-cell table:style-name="Таблица2.B2" office:value-type="float" office:value="-0.81924">
            <text:p text:style-name="P4">-0,819240</text:p>
          </table:table-cell>
          <table:table-cell table:style-name="Таблица2.B2" office:value-type="float" office:value="-0.00883299999999998">
            <text:p text:style-name="P4">-0,008833</text:p>
          </table:table-cell>
          <table:table-cell table:style-name="Таблица2.E2" office:value-type="float" office:value="-23.1910414999999">
            <text:p text:style-name="P4">-23</text:p>
          </table:table-cell>
          <table:table-cell table:style-name="Таблица2.F2" office:value-type="float" office:value="-11.0203153883073">
            <text:p text:style-name="P4">-11,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-1.07819442410038">
            <text:p text:style-name="P4">-1,1</text:p>
          </table:table-cell>
        </table:table-row>
        <text:soft-page-break/>
        <table:table-row table:style-name="Таблица2.1">
          <table:table-cell table:style-name="Таблица2.A2" office:value-type="float" office:value="15">
            <text:p text:style-name="P4">15</text:p>
          </table:table-cell>
          <table:table-cell table:style-name="Таблица2.A2" office:value-type="float" office:value="-0.774976">
            <text:p text:style-name="P4">-0,77</text:p>
          </table:table-cell>
          <table:table-cell table:style-name="Таблица2.B2" office:value-type="float" office:value="-0.75017">
            <text:p text:style-name="P4">-0,750170</text:p>
          </table:table-cell>
          <table:table-cell table:style-name="Таблица2.B2" office:value-type="float" office:value="-0.024806">
            <text:p text:style-name="P4">-0,024806</text:p>
          </table:table-cell>
          <table:table-cell table:style-name="Таблица2.E2" office:value-type="float" office:value="-65.128153">
            <text:p text:style-name="P4">-65</text:p>
          </table:table-cell>
          <table:table-cell table:style-name="Таблица2.F2" office:value-type="float" office:value="-30.9487086519134">
            <text:p text:style-name="P4">-30,9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-3.306717144114">
            <text:p text:style-name="P4">-3,3</text:p>
          </table:table-cell>
        </table:table-row>
        <table:table-row table:style-name="Таблица2.1">
          <table:table-cell table:style-name="Таблица2.A2" office:value-type="float" office:value="16">
            <text:p text:style-name="P4">16</text:p>
          </table:table-cell>
          <table:table-cell table:style-name="Таблица2.A2" office:value-type="float" office:value="-0.735005">
            <text:p text:style-name="P4">-0,74</text:p>
          </table:table-cell>
          <table:table-cell table:style-name="Таблица2.B2" office:value-type="float" office:value="-0.7153">
            <text:p text:style-name="P4">-0,715300</text:p>
          </table:table-cell>
          <table:table-cell table:style-name="Таблица2.B2" office:value-type="float" office:value="-0.0197050000000001">
            <text:p text:style-name="P4">-0,019705</text:p>
          </table:table-cell>
          <table:table-cell table:style-name="Таблица2.E2" office:value-type="float" office:value="-51.7354775000002">
            <text:p text:style-name="P4">-52</text:p>
          </table:table-cell>
          <table:table-cell table:style-name="Таблица2.F2" office:value-type="float" office:value="-24.5845482538884">
            <text:p text:style-name="P4">-24,6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-2.75478820075494">
            <text:p text:style-name="P4">-2,8</text:p>
          </table:table-cell>
        </table:table-row>
        <text:soft-page-break/>
        <table:table-row table:style-name="Таблица2.1">
          <table:table-cell table:style-name="Таблица2.A2" office:value-type="float" office:value="17">
            <text:p text:style-name="P4">17</text:p>
          </table:table-cell>
          <table:table-cell table:style-name="Таблица2.A2" office:value-type="float" office:value="-0.726364">
            <text:p text:style-name="P4">-0,73</text:p>
          </table:table-cell>
          <table:table-cell table:style-name="Таблица2.B2" office:value-type="float" office:value="-0.67647">
            <text:p text:style-name="P4">-0,676470</text:p>
          </table:table-cell>
          <table:table-cell table:style-name="Таблица2.B2" office:value-type="float" office:value="-0.049894">
            <text:p text:style-name="P4">-0,049894</text:p>
          </table:table-cell>
          <table:table-cell table:style-name="Таблица2.E2" office:value-type="float" office:value="-130.996697">
            <text:p text:style-name="P4">-131</text:p>
          </table:table-cell>
          <table:table-cell table:style-name="Таблица2.F2" office:value-type="float" office:value="-62.2492489510024">
            <text:p text:style-name="P4">-62,2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-7.37564119620974">
            <text:p text:style-name="P4">-7,4</text:p>
          </table:table-cell>
        </table:table-row>
        <table:table-row table:style-name="Таблица2.1">
          <table:table-cell table:style-name="Таблица2.A2" office:value-type="float" office:value="19">
            <text:p text:style-name="P4">19</text:p>
          </table:table-cell>
          <table:table-cell table:style-name="Таблица2.A2" office:value-type="float" office:value="-0.691514">
            <text:p text:style-name="P4">-0,69</text:p>
          </table:table-cell>
          <table:table-cell table:style-name="Таблица2.B2" office:value-type="float" office:value="-0.66127">
            <text:p text:style-name="P4">-0,661270</text:p>
          </table:table-cell>
          <table:table-cell table:style-name="Таблица2.B2" office:value-type="float" office:value="-0.0302439999999999">
            <text:p text:style-name="P4">-0,030244</text:p>
          </table:table-cell>
          <table:table-cell table:style-name="Таблица2.E2" office:value-type="float" office:value="-79.4056219999998">
            <text:p text:style-name="P4">-79</text:p>
          </table:table-cell>
          <table:table-cell table:style-name="Таблица2.F2" office:value-type="float" office:value="-37.7333203446129">
            <text:p text:style-name="P4">-37,7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-4.57362348208749">
            <text:p text:style-name="P4">-4,6</text:p>
          </table:table-cell>
        </table:table-row>
        <text:soft-page-break/>
        <table:table-row table:style-name="Таблица2.1">
          <table:table-cell table:style-name="Таблица2.A2" office:value-type="float" office:value="21">
            <text:p text:style-name="P4">21</text:p>
          </table:table-cell>
          <table:table-cell table:style-name="Таблица2.A2" office:value-type="float" office:value="-0.637464">
            <text:p text:style-name="P4">-0,64</text:p>
          </table:table-cell>
          <table:table-cell table:style-name="Таблица2.B2" office:value-type="float" office:value="-0.62272">
            <text:p text:style-name="P4">-0,622720</text:p>
          </table:table-cell>
          <table:table-cell table:style-name="Таблица2.B2" office:value-type="float" office:value="-0.014744">
            <text:p text:style-name="P4">-0,014744</text:p>
          </table:table-cell>
          <table:table-cell table:style-name="Таблица2.E2" office:value-type="float" office:value="-38.7103719999999">
            <text:p text:style-name="P4">-39</text:p>
          </table:table-cell>
          <table:table-cell table:style-name="Таблица2.F2" office:value-type="float" office:value="-18.3950560494965">
            <text:p text:style-name="P4">-18,4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-2.36767728674203">
            <text:p text:style-name="P4">-2,4</text:p>
          </table:table-cell>
        </table:table-row>
        <table:table-row table:style-name="Таблица2.1">
          <table:table-cell table:style-name="Таблица2.A2" office:value-type="float" office:value="22">
            <text:p text:style-name="P4">22</text:p>
          </table:table-cell>
          <table:table-cell table:style-name="Таблица2.A2" office:value-type="float" office:value="-0.632285">
            <text:p text:style-name="P4">-0,63</text:p>
          </table:table-cell>
          <table:table-cell table:style-name="Таблица2.B2" office:value-type="float" office:value="-0.6038">
            <text:p text:style-name="P4">-0,603800</text:p>
          </table:table-cell>
          <table:table-cell table:style-name="Таблица2.B2" office:value-type="float" office:value="-0.028485">
            <text:p text:style-name="P4">-0,028485</text:p>
          </table:table-cell>
          <table:table-cell table:style-name="Таблица2.E2" office:value-type="float" office:value="-74.7873675">
            <text:p text:style-name="P4">-75</text:p>
          </table:table-cell>
          <table:table-cell table:style-name="Таблица2.F2" office:value-type="float" office:value="-35.5387392546058">
            <text:p text:style-name="P4">-35,5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-4.71762172904935">
            <text:p text:style-name="P4">-4,7</text:p>
          </table:table-cell>
        </table:table-row>
        <text:soft-page-break/>
        <table:table-row table:style-name="Таблица2.1">
          <table:table-cell table:style-name="Таблица2.A2" office:value-type="float" office:value="25">
            <text:p text:style-name="P4">25</text:p>
          </table:table-cell>
          <table:table-cell table:style-name="Таблица2.A2" office:value-type="float" office:value="-0.552743">
            <text:p text:style-name="P4">-0,55</text:p>
          </table:table-cell>
          <table:table-cell table:style-name="Таблица2.B2" office:value-type="float" office:value="-0.59179">
            <text:p text:style-name="P4">-0,591790</text:p>
          </table:table-cell>
          <table:table-cell table:style-name="Таблица2.B2" office:value-type="float" office:value="0.0390469999999999">
            <text:p text:style-name="P4">0,039047</text:p>
          </table:table-cell>
          <table:table-cell table:style-name="Таблица2.E2" office:value-type="float" office:value="102.5178985">
            <text:p text:style-name="P4">103</text:p>
          </table:table-cell>
          <table:table-cell table:style-name="Таблица2.F2" office:value-type="float" office:value="48.7162068342844">
            <text:p text:style-name="P4">48,7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6.5981175754913">
            <text:p text:style-name="P4">6,6</text:p>
          </table:table-cell>
        </table:table-row>
        <table:table-row table:style-name="Таблица2.1">
          <table:table-cell table:style-name="Таблица2.A2" office:value-type="float" office:value="26">
            <text:p text:style-name="P4">26</text:p>
          </table:table-cell>
          <table:table-cell table:style-name="Таблица2.A2" office:value-type="float" office:value="-0.474018">
            <text:p text:style-name="P4">-0,47</text:p>
          </table:table-cell>
          <table:table-cell table:style-name="Таблица2.B2" office:value-type="float" office:value="-0.49272">
            <text:p text:style-name="P4">-0,492720</text:p>
          </table:table-cell>
          <table:table-cell table:style-name="Таблица2.B2" office:value-type="float" office:value="0.018702">
            <text:p text:style-name="P4">0,018702</text:p>
          </table:table-cell>
          <table:table-cell table:style-name="Таблица2.E2" office:value-type="float" office:value="49.102101">
            <text:p text:style-name="P4">49</text:p>
          </table:table-cell>
          <table:table-cell table:style-name="Таблица2.F2" office:value-type="float" office:value="23.3331754095011">
            <text:p text:style-name="P4">23,3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3.79566488066244">
            <text:p text:style-name="P4">3,8</text:p>
          </table:table-cell>
        </table:table-row>
        <text:soft-page-break/>
        <table:table-row table:style-name="Таблица2.1">
          <table:table-cell table:style-name="Таблица2.A2" office:value-type="float" office:value="27">
            <text:p text:style-name="P4">27</text:p>
          </table:table-cell>
          <table:table-cell table:style-name="Таблица2.A2" office:value-type="float" office:value="-0.463452">
            <text:p text:style-name="P4">-0,46</text:p>
          </table:table-cell>
          <table:table-cell table:style-name="Таблица2.B2" office:value-type="float" office:value="-0.48984">
            <text:p text:style-name="P4">-0,489840</text:p>
          </table:table-cell>
          <table:table-cell table:style-name="Таблица2.B2" office:value-type="float" office:value="0.026388">
            <text:p text:style-name="P4">0,026388</text:p>
          </table:table-cell>
          <table:table-cell table:style-name="Таблица2.E2" office:value-type="float" office:value="69.2816940000001">
            <text:p text:style-name="P4">69</text:p>
          </table:table-cell>
          <table:table-cell table:style-name="Таблица2.F2" office:value-type="float" office:value="32.9224592399698">
            <text:p text:style-name="P4">32,9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H2" office:value-type="float" office:value="5.38706516413523">
            <text:p text:style-name="P4">5,4</text:p>
          </table:table-cell>
        </table:table-row>
        <table:table-row table:style-name="Таблица2.1">
          <table:table-cell table:style-name="Таблица2.A1" office:value-type="string">
            <text:p text:style-name="P6">Sum</text:p>
          </table:table-cell>
          <table:table-cell table:style-name="Таблица2.A2" office:value-type="float" office:value="-73.018338">
            <text:p text:style-name="P7">-73,02</text:p>
          </table:table-cell>
          <table:table-cell table:style-name="Таблица2.B2" office:value-type="float" office:value="-73.09849">
            <text:p text:style-name="P7">-73,098490</text:p>
          </table:table-cell>
          <table:table-cell table:style-name="Таблица2.B2" office:value-type="float" office:value="0.0801519999999992">
            <text:p text:style-name="P7">0,080152</text:p>
          </table:table-cell>
          <table:table-cell table:style-name="Таблица2.E22" office:value-type="float" office:value="210.439075999998">
            <text:p text:style-name="P7">210,44</text:p>
          </table:table-cell>
          <table:table-cell table:style-name="Таблица2.F2" office:value-type="float" office:value="100.000036114978">
            <text:p text:style-name="P7">100,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 table:style-name="Таблица2.1"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 table:style-name="Таблица2.1">
          <table:table-cell table:style-name="Таблица2.A1" office:value-type="string">
            <text:p text:style-name="P9">Ph+</text:p>
          </table:table-cell>
          <table:table-cell table:style-name="Таблица2.A2" office:value-type="float" office:value="-231.282202833">
            <text:p text:style-name="P4">-231,28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9">N2</text:p>
          </table:table-cell>
          <table:table-cell table:style-name="Таблица2.A2" office:value-type="float" office:value="-109.542826451">
            <text:p text:style-name="P4">-109,54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 table:style-name="Таблица2.1">
          <table:table-cell table:style-name="Таблица2.A1" office:value-type="string">
            <text:p text:style-name="P9">Ph-N2+</text:p>
          </table:table-cell>
          <table:table-cell table:style-name="Таблица2.A2" office:value-type="float" office:value="-340.880838829">
            <text:p text:style-name="P4">-340,88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6">d</text:p>
          </table:table-cell>
          <table:table-cell table:style-name="Таблица2.A2" office:value-type="float" office:value="-0.0558095450000167">
            <text:p text:style-name="P7">-0,06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 table:style-name="Таблица2.1">
          <table:table-cell table:style-name="Таблица2.A1" office:value-type="string">
            <text:p text:style-name="P6">d</text:p>
          </table:table-cell>
          <table:table-cell table:style-name="Таблица2.A2" office:value-type="float" office:value="-146.527947003253">
            <text:p text:style-name="P7">-146,53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</table:table>
      <text:p text:style-name="Horizontal_20_Line"><office:annotation><dc:date>2018-10-01T16:21:13.595335720</dc:date><text:p>**************************************************************************</text:p></office:annotation></text:p>
      <text:p text:style-name="Heading_20_1"><text:bookmark text:name="table2"/>Лист 3: <text:span text:style-name="Emphasis">Ph-N2+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ext:soft-page-break/>
        <table:table-row table:style-name="Таблица3.1"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Occupied molecular orbitals</text:p>
          </table:table-cell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5"/>
          </table:table-cell>
        </table:table-row>
        <table:table-row table:style-name="Таблица3.2">
          <table:table-cell table:style-name="Таблица3.A2" office:value-type="string">
            <text:p text:style-name="P3">№ <text:span text:style-name="T1">MO</text:span></text:p>
          </table:table-cell>
          <table:table-cell table:style-name="Таблица3.A2" office:value-type="string">
            <text:p text:style-name="P8">E MO(N2)</text:p>
          </table:table-cell>
          <table:table-cell table:style-name="Таблица3.A2" office:value-type="string">
            <text:p text:style-name="P8">E MO(NH2+)</text:p>
          </table:table-cell>
          <table:table-cell table:style-name="Таблица3.A2" office:value-type="string">
            <text:p text:style-name="P8">E MO(NH-N2+)</text:p>
          </table:table-cell>
          <table:table-cell table:style-name="Таблица3.A2" office:value-type="string">
            <text:p text:style-name="P8">dE MO(N2)</text:p>
          </table:table-cell>
          <table:table-cell table:style-name="Таблица3.A2" office:value-type="string">
            <text:p text:style-name="P8">dE MO(NH2+)</text:p>
          </table:table-cell>
          <table:table-cell table:style-name="Таблица3.A2" office:value-type="string">
            <text:p text:style-name="P8">dE MO</text:p>
          </table:table-cell>
          <table:table-cell table:style-name="Таблица3.A2" office:value-type="string">
            <text:p text:style-name="P8">%</text:p>
          </table:table-cell>
        </table:table-row>
        <table:table-row table:style-name="Таблица3.2">
          <table:table-cell table:style-name="Таблица3.A3" office:value-type="float" office:value="1">
            <text:p text:style-name="P13">1</text:p>
          </table:table-cell>
          <table:table-cell table:style-name="Таблица3.B3" office:value-type="float" office:value="-14.450116">
            <text:p text:style-name="P13">-14,450116</text:p>
          </table:table-cell>
          <table:table-cell table:style-name="Таблица3.C3">
            <text:p text:style-name="P12"/>
          </table:table-cell>
          <table:table-cell table:style-name="Таблица3.D3" office:value-type="float" office:value="-14.813807">
            <text:p text:style-name="P13">-14,813807</text:p>
          </table:table-cell>
          <table:table-cell table:style-name="Таблица3.E3" office:value-type="float" office:value="-0.363691000000001">
            <text:p text:style-name="P13">-0,363691</text:p>
          </table:table-cell>
          <table:table-cell table:style-name="Таблица3.F3">
            <text:p text:style-name="P12"/>
          </table:table-cell>
          <table:table-cell table:style-name="Таблица3.G3" office:value-type="float" office:value="-0.363691000000001">
            <text:p text:style-name="P13">-0,363691</text:p>
          </table:table-cell>
          <table:table-cell table:style-name="Таблица3.H3" office:value-type="float" office:value="28.9689223163714">
            <text:p text:style-name="P13">28,97</text:p>
          </table:table-cell>
        </table:table-row>
        <table:table-row table:style-name="Таблица3.2">
          <table:table-cell table:style-name="Таблица3.A4" office:value-type="float" office:value="2">
            <text:p text:style-name="P15">2</text:p>
          </table:table-cell>
          <table:table-cell table:style-name="Таблица3.B4">
            <text:p text:style-name="P14"/>
          </table:table-cell>
          <table:table-cell table:style-name="Таблица3.C4" office:value-type="float" office:value="-14.889393">
            <text:p text:style-name="P15">-14,889393</text:p>
          </table:table-cell>
          <table:table-cell table:style-name="Таблица3.D4" office:value-type="float" office:value="-14.747831">
            <text:p text:style-name="P15">-14,747831</text:p>
          </table:table-cell>
          <table:table-cell table:style-name="Таблица3.E4">
            <text:p text:style-name="P14"/>
          </table:table-cell>
          <table:table-cell table:style-name="Таблица3.F4" office:value-type="float" office:value="0.141562">
            <text:p text:style-name="P15">0,141562</text:p>
          </table:table-cell>
          <table:table-cell table:style-name="Таблица3.G4" office:value-type="float" office:value="0.141562">
            <text:p text:style-name="P15">0,141562</text:p>
          </table:table-cell>
          <table:table-cell table:style-name="Таблица3.H4" office:value-type="float" office:value="-11.2757769121319">
            <text:p text:style-name="P15">-11,28</text:p>
          </table:table-cell>
        </table:table-row>
        <table:table-row table:style-name="Таблица3.2">
          <table:table-cell table:style-name="Таблица3.A5" office:value-type="float" office:value="3">
            <text:p text:style-name="P13">3</text:p>
          </table:table-cell>
          <table:table-cell table:style-name="Таблица3.B5" office:value-type="float" office:value="-14.4486">
            <text:p text:style-name="P13">-14,44860</text:p>
          </table:table-cell>
          <table:table-cell table:style-name="Таблица3.C5">
            <text:p text:style-name="P12"/>
          </table:table-cell>
          <table:table-cell table:style-name="Таблица3.D5" office:value-type="float" office:value="-14.719726">
            <text:p text:style-name="P13">-14,719726</text:p>
          </table:table-cell>
          <table:table-cell table:style-name="Таблица3.E5" office:value-type="float" office:value="-0.271125999999999">
            <text:p text:style-name="P13">-0,271126</text:p>
          </table:table-cell>
          <table:table-cell table:style-name="Таблица3.F5">
            <text:p text:style-name="P12"/>
          </table:table-cell>
          <table:table-cell table:style-name="Таблица3.G5" office:value-type="float" office:value="-0.271125999999999">
            <text:p text:style-name="P13">-0,271126</text:p>
          </table:table-cell>
          <table:table-cell table:style-name="Таблица3.H5" office:value-type="float" office:value="21.5958823065417">
            <text:p text:style-name="P13">21,60</text:p>
          </table:table-cell>
        </table:table-row>
        <table:table-row table:style-name="Таблица3.2">
          <table:table-cell table:style-name="Таблица3.A6" office:value-type="float" office:value="4">
            <text:p text:style-name="P13">4</text:p>
          </table:table-cell>
          <table:table-cell table:style-name="Таблица3.B6" office:value-type="float" office:value="-1.134986">
            <text:p text:style-name="P13">-1,13</text:p>
          </table:table-cell>
          <table:table-cell table:style-name="Таблица3.C6">
            <text:p text:style-name="P12"/>
          </table:table-cell>
          <table:table-cell table:style-name="Таблица3.D6" office:value-type="float" office:value="-1.4586691">
            <text:p text:style-name="P13">-1,458669</text:p>
          </table:table-cell>
          <table:table-cell table:style-name="Таблица3.E6" office:value-type="float" office:value="-0.3236831">
            <text:p text:style-name="P13">-0,323683</text:p>
          </table:table-cell>
          <table:table-cell table:style-name="Таблица3.F6">
            <text:p text:style-name="P12"/>
          </table:table-cell>
          <table:table-cell table:style-name="Таблица3.G6" office:value-type="float" office:value="-0.3236831">
            <text:p text:style-name="P13">-0,323683</text:p>
          </table:table-cell>
          <table:table-cell table:style-name="Таблица3.H6" office:value-type="float" office:value="25.7821903182159">
            <text:p text:style-name="P13">25,78</text:p>
          </table:table-cell>
        </table:table-row>
        <table:table-row table:style-name="Таблица3.2">
          <table:table-cell table:style-name="Таблица3.A7" office:value-type="float" office:value="5">
            <text:p text:style-name="P15">5</text:p>
          </table:table-cell>
          <table:table-cell table:style-name="Таблица3.B7" office:value-type="string">
            <text:p text:style-name="P14"/>
          </table:table-cell>
          <table:table-cell table:style-name="Таблица3.C7" office:value-type="float" office:value="-1.265568">
            <text:p text:style-name="P15">-1,265568</text:p>
          </table:table-cell>
          <table:table-cell table:style-name="Таблица3.D7" office:value-type="float" office:value="-1.29867">
            <text:p text:style-name="P15">-1,298670</text:p>
          </table:table-cell>
          <table:table-cell table:style-name="Таблица3.E7">
            <text:p text:style-name="P14"/>
          </table:table-cell>
          <table:table-cell table:style-name="Таблица3.F7" office:value-type="float" office:value="-0.033102">
            <text:p text:style-name="P15">-0,033102</text:p>
          </table:table-cell>
          <table:table-cell table:style-name="Таблица3.G7" office:value-type="float" office:value="-0.033102">
            <text:p text:style-name="P15">-0,033102</text:p>
          </table:table-cell>
          <table:table-cell table:style-name="Таблица3.H7" office:value-type="float" office:value="2.63665932485688">
            <text:p text:style-name="P15">2,64</text:p>
          </table:table-cell>
        </table:table-row>
        <table:table-row table:style-name="Таблица3.2">
          <table:table-cell table:style-name="Таблица3.A8" office:value-type="float" office:value="6">
            <text:p text:style-name="P13">6</text:p>
          </table:table-cell>
          <table:table-cell table:style-name="Таблица3.B8" office:value-type="float" office:value="-0.565855">
            <text:p text:style-name="P13">-0,57</text:p>
          </table:table-cell>
          <table:table-cell table:style-name="Таблица3.C8">
            <text:p text:style-name="P12"/>
          </table:table-cell>
          <table:table-cell table:style-name="Таблица3.D8" office:value-type="float" office:value="-0.965855">
            <text:p text:style-name="P13">-0,965855</text:p>
          </table:table-cell>
          <table:table-cell table:style-name="Таблица3.E8" office:value-type="float" office:value="-0.4">
            <text:p text:style-name="P13">-0,400000</text:p>
          </table:table-cell>
          <table:table-cell table:style-name="Таблица3.F8">
            <text:p text:style-name="P12"/>
          </table:table-cell>
          <table:table-cell table:style-name="Таблица3.G8" office:value-type="float" office:value="-0.4">
            <text:p text:style-name="P13">-0,400000</text:p>
          </table:table-cell>
          <table:table-cell table:style-name="Таблица3.H8" office:value-type="float" office:value="31.8610274286373">
            <text:p text:style-name="P13">31,86</text:p>
          </table:table-cell>
        </table:table-row>
        <table:table-row table:style-name="Таблица3.2">
          <table:table-cell table:style-name="Таблица3.A9" office:value-type="float" office:value="7">
            <text:p text:style-name="P15">7</text:p>
          </table:table-cell>
          <table:table-cell table:style-name="Таблица3.B9" office:value-type="string">
            <text:p text:style-name="P14"/>
          </table:table-cell>
          <table:table-cell table:style-name="Таблица3.C9" office:value-type="float" office:value="-0.891819">
            <text:p text:style-name="P15">-0,891819</text:p>
          </table:table-cell>
          <table:table-cell table:style-name="Таблица3.D9" office:value-type="float" office:value="-0.88605">
            <text:p text:style-name="P15">-0,886050</text:p>
          </table:table-cell>
          <table:table-cell table:style-name="Таблица3.E9">
            <text:p text:style-name="P14"/>
          </table:table-cell>
          <table:table-cell table:style-name="Таблица3.F9" office:value-type="float" office:value="0.00576899999999991">
            <text:p text:style-name="P15">0,005769</text:p>
          </table:table-cell>
          <table:table-cell table:style-name="Таблица3.G9" office:value-type="float" office:value="0.00576899999999991">
            <text:p text:style-name="P15">0,005769</text:p>
          </table:table-cell>
          <table:table-cell table:style-name="Таблица3.H9" office:value-type="float" office:value="-0.459515668089515">
            <text:p text:style-name="P15">-0,46</text:p>
          </table:table-cell>
        </table:table-row>
        <table:table-row table:style-name="Таблица3.2">
          <table:table-cell table:style-name="Таблица3.A10" office:value-type="float" office:value="8">
            <text:p text:style-name="P15">8</text:p>
          </table:table-cell>
          <table:table-cell table:style-name="Таблица3.B10" office:value-type="string">
            <text:p text:style-name="P14"/>
          </table:table-cell>
          <table:table-cell table:style-name="Таблица3.C10" office:value-type="float" office:value="-0.744735">
            <text:p text:style-name="P15">-0,744735</text:p>
          </table:table-cell>
          <table:table-cell table:style-name="Таблица3.D10" office:value-type="float" office:value="-0.80929">
            <text:p text:style-name="P15">-0,809290</text:p>
          </table:table-cell>
          <table:table-cell table:style-name="Таблица3.E10">
            <text:p text:style-name="P14"/>
          </table:table-cell>
          <table:table-cell table:style-name="Таблица3.F10" office:value-type="float" office:value="-0.064555">
            <text:p text:style-name="P15">-0,064555</text:p>
          </table:table-cell>
          <table:table-cell table:style-name="Таблица3.G10" office:value-type="float" office:value="-0.064555">
            <text:p text:style-name="P15">-0,064555</text:p>
          </table:table-cell>
          <table:table-cell table:style-name="Таблица3.H10" office:value-type="float" office:value="5.14197156413921">
            <text:p text:style-name="P15">5,14</text:p>
          </table:table-cell>
        </table:table-row>
        <table:table-row table:style-name="Таблица3.2">
          <table:table-cell table:style-name="Таблица3.A11" office:value-type="float" office:value="9">
            <text:p text:style-name="P13">9</text:p>
          </table:table-cell>
          <table:table-cell table:style-name="Таблица3.B11" office:value-type="float" office:value="-0.471908">
            <text:p text:style-name="P13">-0,471908</text:p>
          </table:table-cell>
          <table:table-cell table:style-name="Таблица3.C11">
            <text:p text:style-name="P12"/>
          </table:table-cell>
          <table:table-cell table:style-name="Таблица3.D11" office:value-type="float" office:value="-0.7477091">
            <text:p text:style-name="P13">-0,747709</text:p>
          </table:table-cell>
          <table:table-cell table:style-name="Таблица3.E11" office:value-type="float" office:value="-0.2758011">
            <text:p text:style-name="P13">-0,275801</text:p>
          </table:table-cell>
          <table:table-cell table:style-name="Таблица3.F11">
            <text:p text:style-name="P12"/>
          </table:table-cell>
          <table:table-cell table:style-name="Таблица3.G11" office:value-type="float" office:value="-0.2758011">
            <text:p text:style-name="P13">-0,275801</text:p>
          </table:table-cell>
          <table:table-cell table:style-name="Таблица3.H11" office:value-type="float" office:value="21.9682660298709">
            <text:p text:style-name="P13">21,97</text:p>
          </table:table-cell>
        </table:table-row>
        <table:table-row table:style-name="Таблица3.2">
          <table:table-cell table:style-name="Таблица3.A12" office:value-type="float" office:value="10">
            <text:p text:style-name="P13">10</text:p>
          </table:table-cell>
          <table:table-cell table:style-name="Таблица3.B12" office:value-type="float" office:value="-0.471925">
            <text:p text:style-name="P13">-0,47</text:p>
          </table:table-cell>
          <table:table-cell table:style-name="Таблица3.C12">
            <text:p text:style-name="P12"/>
          </table:table-cell>
          <table:table-cell table:style-name="Таблица3.D12" office:value-type="float" office:value="-0.738254">
            <text:p text:style-name="P13">-0,738254</text:p>
          </table:table-cell>
          <table:table-cell table:style-name="Таблица3.E12" office:value-type="float" office:value="-0.266329">
            <text:p text:style-name="P13">-0,266329</text:p>
          </table:table-cell>
          <table:table-cell table:style-name="Таблица3.F12">
            <text:p text:style-name="P12"/>
          </table:table-cell>
          <table:table-cell table:style-name="Таблица3.G12" office:value-type="float" office:value="-0.266329">
            <text:p text:style-name="P13">-0,266329</text:p>
          </table:table-cell>
          <table:table-cell table:style-name="Таблица3.H12" office:value-type="float" office:value="21.2137889351039">
            <text:p text:style-name="P13">21,21</text:p>
          </table:table-cell>
        </table:table-row>
        <table:table-row table:style-name="Таблица3.2">
          <table:table-cell table:style-name="Таблица3.A13" office:value-type="string">
            <text:p text:style-name="P17">11*</text:p>
          </table:table-cell>
          <table:table-cell table:style-name="Таблица3.B13" office:value-type="float" office:value="-0.438559">
            <text:p text:style-name="P17">-0,438559</text:p>
          </table:table-cell>
          <table:table-cell table:style-name="Таблица3.C13">
            <text:p text:style-name="P16"/>
          </table:table-cell>
          <table:table-cell table:style-name="Таблица3.D13" office:value-type="float" office:value="-0.600942">
            <text:p text:style-name="P17">-0,6</text:p>
          </table:table-cell>
          <table:table-cell table:style-name="Таблица3.E13" office:value-type="float" office:value="-0.162383">
            <text:p text:style-name="P17">-0,162383</text:p>
          </table:table-cell>
          <table:table-cell table:style-name="Таблица3.F13">
            <text:p text:style-name="P16"/>
          </table:table-cell>
          <table:table-cell table:style-name="Таблица3.G13" office:value-type="float" office:value="-0.162383">
            <text:p text:style-name="P17">-0,162383</text:p>
          </table:table-cell>
          <table:table-cell table:style-name="Таблица3.H13" office:value-type="float" office:value="12.934223042361">
            <text:p text:style-name="P17">12,93</text:p>
          </table:table-cell>
        </table:table-row>
        <table:table-row table:style-name="Таблица3.2">
          <table:table-cell table:style-name="Таблица3.A2" office:value-type="string">
            <text:p text:style-name="P8">Sum</text:p>
          </table:table-cell>
          <table:table-cell table:style-name="Таблица3.B14" office:value-type="float" office:value="-31.981949">
            <text:p text:style-name="P7">-31,981949</text:p>
          </table:table-cell>
          <table:table-cell table:style-name="Таблица3.B14" office:value-type="float" office:value="-17.791515">
            <text:p text:style-name="P7">-17,791515</text:p>
          </table:table-cell>
          <table:table-cell table:style-name="Таблица3.B14" office:value-type="float" office:value="-51.7868032">
            <text:p text:style-name="P7">-51,786803</text:p>
          </table:table-cell>
          <table:table-cell table:style-name="Таблица3.B14" office:value-type="float" office:value="-2.0630132">
            <text:p text:style-name="P7">-2,063013</text:p>
          </table:table-cell>
          <table:table-cell table:style-name="Таблица3.B14" office:value-type="float" office:value="0.0496739999999999">
            <text:p text:style-name="P7">0,049674</text:p>
          </table:table-cell>
          <table:table-cell table:style-name="Таблица3.B14" office:value-type="float" office:value="-2.0133392">
            <text:p text:style-name="P7">-2,013339</text:p>
          </table:table-cell>
          <table:table-cell table:style-name="Таблица3.B14" office:value-type="float" office:value="160.367638685877">
            <text:p text:style-name="P7">160,367639</text:p>
          </table:table-cell>
        </table:table-row>
        <table:table-row table:style-name="Таблица3.2">
          <table:table-cell table:style-name="Таблица3.A2" office:value-type="string">
            <text:p text:style-name="P8">%</text:p>
          </table:table-cell>
          <table:table-cell table:style-name="Таблица3.B15" office:value-type="float" office:value="61.756947762321">
            <text:p text:style-name="P7">61,76</text:p>
          </table:table-cell>
          <table:table-cell table:style-name="Таблица3.B15" office:value-type="float" office:value="34.3553065658241">
            <text:p text:style-name="P7">34,36</text:p>
          </table:table-cell>
          <table:table-cell table:style-name="Таблица3.A2" office:value-type="string">
            <text:p text:style-name="P5"/>
          </table:table-cell>
          <table:table-cell table:style-name="Таблица3.E15" office:value-type="float" office:value="102.467244466308">
            <text:p text:style-name="P7">102,47</text:p>
          </table:table-cell>
          <table:table-cell table:style-name="Таблица3.E15" office:value-type="float" office:value="-2.46724446630751">
            <text:p text:style-name="P7">-2,47</text:p>
          </table:table-cell>
          <table:table-cell table:style-name="Таблица3.A2" office:value-type="string">
            <text:p text:style-name="P5"/>
          </table:table-cell>
          <table:table-cell table:style-name="Таблица3.A2" office:value-type="string">
            <text:p text:style-name="P5"/>
          </table:table-cell>
        </table:table-row>
        <table:table-row table:style-name="Таблица3.2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C16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E16">
            <text:p text:style-name="P19"/>
          </table:table-cell>
          <table:table-cell table:style-name="Таблица3.F16">
            <text:p text:style-name="P19"/>
          </table:table-cell>
          <table:table-cell table:style-name="Таблица3.G16">
            <text:p text:style-name="P19"/>
          </table:table-cell>
          <table:table-cell table:style-name="Таблица3.H16">
            <text:p text:style-name="P19"/>
          </table:table-cell>
        </table:table-row>
        <table:table-row table:style-name="Таблица3.17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C17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1">Unoccupied molecular orbitals</text:p>
          </table:table-cell>
          <table:table-cell table:style-name="Таблица3.F17">
            <text:p text:style-name="P19"/>
          </table:table-cell>
          <table:table-cell table:style-name="Таблица3.G17">
            <text:p text:style-name="P19"/>
          </table:table-cell>
          <table:table-cell table:style-name="Таблица3.H17">
            <text:p text:style-name="P19"/>
          </table:table-cell>
        </table:table-row>
        <table:table-row table:style-name="Таблица3.2">
          <table:table-cell table:style-name="Таблица3.A18" office:value-type="string">
            <text:p text:style-name="P19"/>
          </table:table-cell>
          <table:table-cell table:style-name="Таблица3.A2" office:value-type="string">
            <text:p text:style-name="P8">E MO(N2)</text:p>
          </table:table-cell>
          <table:table-cell table:style-name="Таблица3.A2" office:value-type="string">
            <text:p text:style-name="P8">E MO(NH2+)</text:p>
          </table:table-cell>
          <table:table-cell table:style-name="Таблица3.A2" office:value-type="string">
            <text:p text:style-name="P8">E MO(NH-N2+)</text:p>
          </table:table-cell>
          <table:table-cell table:style-name="Таблица3.A2" office:value-type="string">
            <text:p text:style-name="P8">dE MO(N2)</text:p>
          </table:table-cell>
          <table:table-cell table:style-name="Таблица3.A2" office:value-type="string">
            <text:p text:style-name="P8">dE MO(NH2+)</text:p>
          </table:table-cell>
          <table:table-cell table:style-name="Таблица3.A2" office:value-type="string">
            <text:p text:style-name="P8">dE MO</text:p>
          </table:table-cell>
          <table:table-cell table:style-name="Таблица3.A2" office:value-type="string">
            <text:p text:style-name="P8">%</text:p>
          </table:table-cell>
        </table:table-row>
        <table:table-row table:style-name="Таблица3.2">
          <table:table-cell table:style-name="Таблица3.A19" office:value-type="float" office:value="12">
            <text:p text:style-name="P13">12</text:p>
          </table:table-cell>
          <table:table-cell table:style-name="Таблица3.B19" office:value-type="float" office:value="-0.039746">
            <text:p text:style-name="P13">-0,04</text:p>
          </table:table-cell>
          <table:table-cell table:style-name="Таблица3.C19">
            <text:p text:style-name="P12"/>
          </table:table-cell>
          <table:table-cell table:style-name="Таблица3.D19" office:value-type="float" office:value="-0.33854">
            <text:p text:style-name="P13">-0,338540</text:p>
          </table:table-cell>
          <table:table-cell table:style-name="Таблица3.E19" office:value-type="float" office:value="-0.298794">
            <text:p text:style-name="P13">-0,298794</text:p>
          </table:table-cell>
          <table:table-cell table:style-name="Таблица3.F19">
            <text:p text:style-name="P12"/>
          </table:table-cell>
          <table:table-cell table:style-name="Таблица3.G19" office:value-type="float" office:value="-0.298794">
            <text:p text:style-name="P13">-0,298794</text:p>
          </table:table-cell>
          <table:table-cell table:style-name="Таблица3.H19" office:value-type="float" office:value="23.7997095737806">
            <text:p text:style-name="P13">23,80</text:p>
          </table:table-cell>
        </table:table-row>
        <table:table-row table:style-name="Таблица3.2">
          <table:table-cell table:style-name="Таблица3.A20" office:value-type="float" office:value="13">
            <text:p text:style-name="P15">13</text:p>
          </table:table-cell>
          <table:table-cell table:style-name="Таблица3.B20" office:value-type="string">
            <text:p text:style-name="P14"/>
          </table:table-cell>
          <table:table-cell table:style-name="Таблица3.C20" office:value-type="float" office:value="-0.265744">
            <text:p text:style-name="P15">-0,265744</text:p>
          </table:table-cell>
          <table:table-cell table:style-name="Таблица3.D20" office:value-type="float" office:value="-0.299308">
            <text:p text:style-name="P15">-0,3</text:p>
          </table:table-cell>
          <table:table-cell table:style-name="Таблица3.E20">
            <text:p text:style-name="P14"/>
          </table:table-cell>
          <table:table-cell table:style-name="Таблица3.F20" office:value-type="float" office:value="-0.033564">
            <text:p text:style-name="P15">-0,033564</text:p>
          </table:table-cell>
          <table:table-cell table:style-name="Таблица3.G20" office:value-type="float" office:value="-0.033564">
            <text:p text:style-name="P15">-0,033564</text:p>
          </table:table-cell>
          <table:table-cell table:style-name="Таблица3.H20" office:value-type="float" office:value="2.67345881153695">
            <text:p text:style-name="P15">2,67</text:p>
          </table:table-cell>
        </table:table-row>
        <table:table-row table:style-name="Таблица3.2">
          <table:table-cell table:style-name="Таблица3.A21" office:value-type="string">
            <text:p text:style-name="P17">14*</text:p>
          </table:table-cell>
          <table:table-cell table:style-name="Таблица3.B21">
            <text:p text:style-name="P16"/>
          </table:table-cell>
          <table:table-cell table:style-name="Таблица3.C21" office:value-type="float" office:value="-0.610093">
            <text:p text:style-name="P17">-0,610093</text:p>
          </table:table-cell>
          <table:table-cell table:style-name="Таблица3.D21" office:value-type="float" office:value="-0.235372">
            <text:p text:style-name="P17">-0,235372</text:p>
          </table:table-cell>
          <table:table-cell table:style-name="Таблица3.E21">
            <text:p text:style-name="P16"/>
          </table:table-cell>
          <table:table-cell table:style-name="Таблица3.F21" office:value-type="float" office:value="0.374721">
            <text:p text:style-name="P17">0,374721</text:p>
          </table:table-cell>
          <table:table-cell table:style-name="Таблица3.G21" office:value-type="float" office:value="0.374721">
            <text:p text:style-name="P17">0,374721</text:p>
          </table:table-cell>
          <table:table-cell table:style-name="Таблица3.H21" office:value-type="float" office:value="-29.847490147716">
            <text:p text:style-name="P17">-29,85</text:p>
          </table:table-cell>
        </table:table-row>
        <table:table-row table:style-name="Таблица3.2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C22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E22">
            <text:p text:style-name="P19"/>
          </table:table-cell>
          <table:table-cell table:style-name="Таблица3.F22">
            <text:p text:style-name="P19"/>
          </table:table-cell>
          <table:table-cell table:style-name="Таблица3.G22">
            <text:p text:style-name="P19"/>
          </table:table-cell>
          <table:table-cell table:style-name="Таблица3.H22">
            <text:p text:style-name="P19"/>
          </table:table-cell>
        </table:table-row>
        <table:table-row table:style-name="Таблица3.2">
          <table:table-cell table:style-name="Таблица3.A1" office:value-type="string">
            <text:p text:style-name="P18">* - особый случай, МО11 и MO14 NH2N2+ медленно трансформируются в две молекулярных орбитали MO7 N2 и MO5 NH2+</text:p>
          </table:table-cell>
          <table:table-cell table:style-name="Таблица3.A1" office:value-type="string">
            <text:p text:style-name="P20"/>
          </table:table-cell>
          <table:table-cell table:style-name="Таблица3.C23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E23">
            <text:p text:style-name="P19"/>
          </table:table-cell>
          <table:table-cell table:style-name="Таблица3.F23">
            <text:p text:style-name="P19"/>
          </table:table-cell>
          <table:table-cell table:style-name="Таблица3.G23">
            <text:p text:style-name="P19"/>
          </table:table-cell>
          <table:table-cell table:style-name="Таблица3.H23">
            <text:p text:style-name="P19"/>
          </table:table-cell>
        </table:table-row>
      </table:table>
      <text:p text:style-name="Horizontal_20_Line"><office:annotation><dc:date>2018-10-01T16:21:13.626558331</dc:date><text:p>**************************************************************************</text:p></office:annotation></text:p>
      <text:p text:style-name="Heading_20_1"><text:bookmark text:name="table3"/>Лист 4: <text:span text:style-name="Emphasis">Compare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9">N2</text:p>
          </table:table-cell>
        </table:table-row>
        <table:table-row table:style-name="Таблица4.1">
          <table:table-cell table:style-name="Таблица4.A1" office:value-type="string">
            <text:p text:style-name="P9">Ph+</text:p>
          </table:table-cell>
        </table:table-row>
      </table:table>
      <text:p text:style-name="Text_20_body"><office:annotation><dc:date>2018-10-01T16:21:13.626951184</dc:date><text:p>**************************************************************************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  <style:text-properties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text-properties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" fo:font-family="'Liberation Sans'" fo:font-size="10pt" fo:font-weight="bold" style:font-name-asian="Liberation Sans" style:font-family-asian="'Liberation Sans'" style:font-size-asian="10pt" style:font-weight-asian="bold" style:font-name-complex="Liberation Sans" style:font-family-complex="'Liberation Sans'" style:font-size-complex="10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Александр Александрович Бондарев</dc:creator>
    <meta:document-statistic meta:table-count="4" meta:image-count="0" meta:object-count="0" meta:page-count="17" meta:paragraph-count="362" meta:word-count="404" meta:character-count="2230" meta:non-whitespace-character-count="2183"/>
    <meta:generator>LibreOffice/5.2.7.2$Linux_X86_64 LibreOffice_project/20m0$Build-2</meta:generator>
  </office:meta>
</office:document-meta>
</file>